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automatic-styles>
    <style:style style:name="Tabla1" style:family="table">
      <style:table-properties style:width="18.172cm" fo:margin-left="-0.979cm" table:align="left"/>
    </style:style>
    <style:style style:name="Tabla1.A" style:family="table-column">
      <style:table-column-properties style:column-width="4.683cm"/>
    </style:style>
    <style:style style:name="Tabla1.B" style:family="table-column">
      <style:table-column-properties style:column-width="13.488cm"/>
    </style:style>
    <style:style style:name="Tabla1.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B1"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4" style:family="table-row">
      <style:table-row-properties style:min-row-height="1.501cm" style:use-optimal-row-height="false"/>
    </style:style>
    <style:style style:name="Tabla1.A4" style:family="table-cell">
      <style:table-cell-properties style:vertical-align="middle" fo:background-color="#d9d9d9" fo:padding-left="0.191cm" fo:padding-right="0.191cm" fo:padding-top="0cm" fo:padding-bottom="0cm" fo:border-left="0.5pt solid #000000" fo:border-right="0.5pt solid #000000" fo:border-top="none" fo:border-bottom="0.5pt solid #000000">
        <style:background-image/>
      </style:table-cell-properties>
    </style:style>
    <style:style style:name="Tabla1.B4" style:family="table-cell">
      <style:table-cell-properties fo:padding-left="0.191cm" fo:padding-right="0.191cm" fo:padding-top="0cm" fo:padding-bottom="0cm" fo:border-left="0.5pt solid #000000" fo:border-right="0.5pt solid #000000" fo:border-top="none" fo:border-bottom="0.5pt solid #000000"/>
    </style:style>
    <style:style style:name="Tabla1.B5" style:family="table-cell">
      <style:table-cell-properties fo:padding-left="0.191cm" fo:padding-right="0.191cm" fo:padding-top="0cm" fo:padding-bottom="0cm" fo:border="0.5pt solid #000000"/>
    </style:style>
    <style:style style:name="Tabla1.B6" style:family="table-cell">
      <style:table-cell-properties fo:padding-left="0.191cm" fo:padding-right="0.191cm" fo:padding-top="0cm" fo:padding-bottom="0cm" fo:border="0.5pt solid #000000"/>
    </style:style>
    <style:style style:name="Tabla1.B7" style:family="table-cell">
      <style:table-cell-properties fo:padding-left="0.191cm" fo:padding-right="0.191cm" fo:padding-top="0cm" fo:padding-bottom="0cm" fo:border="0.5pt solid #000000"/>
    </style:style>
    <style:style style:name="Tabla1.A8" style:family="table-cell">
      <style:table-cell-properties fo:padding-left="0.191cm" fo:padding-right="0.191cm" fo:padding-top="0cm" fo:padding-bottom="0cm" fo:border="0.5pt solid #000000"/>
    </style:style>
    <style:style style:name="Tabla1.9" style:family="table-row">
      <style:table-row-properties style:min-row-height="0.704cm" style:use-optimal-row-height="false"/>
    </style:style>
    <style:style style:name="Tabla1.A9" style:family="table-cell">
      <style:table-cell-properties fo:background-color="#d9d9d9" fo:padding-left="0.191cm" fo:padding-right="0.191cm" fo:padding-top="0cm" fo:padding-bottom="0cm" fo:border="0.5pt solid #000000">
        <style:background-image/>
      </style:table-cell-properties>
    </style:style>
    <style:style style:name="Tabla1.10" style:family="table-row">
      <style:table-row-properties style:min-row-height="0.914cm" style:use-optimal-row-height="false"/>
    </style:style>
    <style:style style:name="Tabla1.A10" style:family="table-cell">
      <style:table-cell-properties fo:padding-left="0.191cm" fo:padding-right="0.191cm" fo:padding-top="0cm" fo:padding-bottom="0cm" fo:border="0.5pt solid #000000"/>
    </style:style>
    <style:style style:name="Tabla1.11" style:family="table-row">
      <style:table-row-properties style:min-row-height="0.718cm" style:use-optimal-row-height="false"/>
    </style:style>
    <style:style style:name="Tabla1.A11" style:family="table-cell">
      <style:table-cell-properties fo:background-color="#d9d9d9" fo:padding-left="0.191cm" fo:padding-right="0.191cm" fo:padding-top="0cm" fo:padding-bottom="0cm" fo:border="0.5pt solid #000000">
        <style:background-image/>
      </style:table-cell-properties>
    </style:style>
    <style:style style:name="Tabla1.A12" style:family="table-cell">
      <style:table-cell-properties fo:padding-left="0.191cm" fo:padding-right="0.191cm" fo:padding-top="0cm" fo:padding-bottom="0cm" fo:border="0.5pt solid #000000"/>
    </style:style>
    <style:style style:name="Tabla1.13" style:family="table-row">
      <style:table-row-properties style:min-row-height="0.693cm" style:use-optimal-row-height="false"/>
    </style:style>
    <style:style style:name="Tabla1.A13" style:family="table-cell">
      <style:table-cell-properties fo:padding-left="0.191cm" fo:padding-right="0.191cm" fo:padding-top="0cm" fo:padding-bottom="0cm" fo:border="0.5pt solid #000000"/>
    </style:style>
    <style:style style:name="Tabla1.A14" style:family="table-cell">
      <style:table-cell-properties fo:padding-left="0.191cm" fo:padding-right="0.191cm" fo:padding-top="0cm" fo:padding-bottom="0cm" fo:border="0.5pt solid #000000"/>
    </style:style>
    <style:style style:name="Tabla1.A15" style:family="table-cell">
      <style:table-cell-properties fo:padding-left="0.191cm" fo:padding-right="0.191cm" fo:padding-top="0cm" fo:padding-bottom="0cm" fo:border="0.5pt solid #000000"/>
    </style:style>
    <style:style style:name="Tabla1.B16" style:family="table-cell">
      <style:table-cell-properties fo:padding-left="0.191cm" fo:padding-right="0.191cm" fo:padding-top="0cm" fo:padding-bottom="0cm" fo:border="0.5pt solid #000000"/>
    </style:style>
    <style:style style:name="Tabla1.B17" style:family="table-cell">
      <style:table-cell-properties fo:padding-left="0.191cm" fo:padding-right="0.191cm" fo:padding-top="0cm" fo:padding-bottom="0cm" fo:border="0.5pt solid #000000"/>
    </style:style>
    <style:style style:name="Tabla1.B18" style:family="table-cell">
      <style:table-cell-properties fo:padding-left="0.191cm" fo:padding-right="0.191cm" fo:padding-top="0cm" fo:padding-bottom="0cm" fo:border="0.5pt solid #000000"/>
    </style:style>
    <style:style style:name="Tabla1.19" style:family="table-row">
      <style:table-row-properties style:min-row-height="1.813cm" style:use-optimal-row-height="false"/>
    </style:style>
    <style:style style:name="Tabla1.B19" style:family="table-cell">
      <style:table-cell-properties fo:padding-left="0.191cm" fo:padding-right="0.191cm" fo:padding-top="0cm" fo:padding-bottom="0cm" fo:border="0.5pt solid #000000"/>
    </style:style>
    <style:style style:name="Tabla1.B20" style:family="table-cell">
      <style:table-cell-properties fo:padding-left="0.191cm" fo:padding-right="0.191cm" fo:padding-top="0cm" fo:padding-bottom="0cm" fo:border="0.5pt solid #000000"/>
    </style:style>
    <style:style style:name="P1" style:family="paragraph" style:parent-style-name="Normal">
      <style:paragraph-properties fo:margin-top="0.212cm" fo:margin-bottom="0.212cm" style:contextual-spacing="false" fo:line-height="100%" fo:text-align="center" style:justify-single-word="false"/>
    </style:style>
    <style:style style:name="P2" style:family="paragraph" style:parent-style-name="Normal">
      <style:paragraph-properties fo:line-height="100%"/>
    </style:style>
    <style:style style:name="P3" style:family="paragraph" style:parent-style-name="Normal">
      <style:paragraph-properties fo:margin-left="-2.54cm" fo:margin-right="-2.54cm" fo:text-align="end" style:justify-single-word="false" fo:text-indent="0cm" style:auto-text-indent="false">
        <style:tab-stops/>
      </style:paragraph-properties>
    </style:style>
    <style:style style:name="P4" style:family="paragraph" style:parent-style-name="Normal">
      <style:paragraph-properties fo:text-align="center" style:justify-single-word="false" fo:orphans="0" fo:widows="0"/>
    </style:style>
    <style:style style:name="P5" style:family="paragraph" style:parent-style-name="Normal">
      <style:paragraph-properties fo:orphans="0" fo:widows="0"/>
      <style:text-properties fo:font-size="17pt" fo:font-weight="bold" style:font-size-asian="17pt" style:font-weight-asian="bold" style:font-size-complex="17pt"/>
    </style:style>
    <style:style style:name="P6" style:family="paragraph" style:parent-style-name="Normal">
      <style:paragraph-properties fo:line-height="100%"/>
      <style:text-properties style:font-name="Calibri" fo:font-weight="bold" style:font-name-asian="Calibri" style:font-weight-asian="bold" style:font-name-complex="Calibri"/>
    </style:style>
    <style:style style:name="P7" style:family="paragraph" style:parent-style-name="Normal">
      <style:paragraph-properties fo:line-height="100%" fo:text-align="center" style:justify-single-word="false"/>
      <style:text-properties style:font-name="Calibri" fo:font-weight="bold" style:font-name-asian="Calibri" style:font-weight-asian="bold" style:font-name-complex="Calibri"/>
    </style:style>
    <style:style style:name="P8" style:family="paragraph" style:parent-style-name="Normal">
      <style:paragraph-properties fo:margin-left="0cm" fo:margin-right="0cm" fo:line-height="100%" fo:text-indent="1.249cm" style:auto-text-indent="false"/>
      <style:text-properties style:font-name="Calibri" fo:font-weight="bold" style:font-name-asian="Calibri" style:font-weight-asian="bold" style:font-name-complex="Calibri"/>
    </style:style>
    <style:style style:name="P9" style:family="paragraph" style:parent-style-name="Normal">
      <style:paragraph-properties fo:margin-top="0cm" fo:margin-bottom="0.282cm" style:contextual-spacing="false" fo:line-height="106%"/>
      <style:text-properties style:font-name="Calibri" style:font-name-asian="Calibri" style:font-name-complex="Calibri"/>
    </style:style>
    <style:style style:name="P10" style:family="paragraph" style:parent-style-name="Normal">
      <style:paragraph-properties fo:line-height="106%"/>
      <style:text-properties style:font-name="Calibri" officeooo:paragraph-rsid="0031122d" style:font-name-asian="Calibri" style:font-name-complex="Calibri"/>
    </style:style>
    <style:style style:name="P11" style:family="paragraph" style:parent-style-name="Normal">
      <style:paragraph-properties fo:margin-top="0.423cm" fo:margin-bottom="0.423cm" style:contextual-spacing="false" fo:line-height="100%" fo:text-align="center" style:justify-single-word="false"/>
      <style:text-properties style:font-name="Calibri" style:font-name-asian="Calibri" style:font-name-complex="Calibri"/>
    </style:style>
    <style:style style:name="P12" style:family="paragraph" style:parent-style-name="Normal">
      <style:paragraph-properties fo:line-height="100%"/>
      <style:text-properties fo:color="#0000ff" loext:opacity="100%" style:font-name="Calibri" style:font-name-asian="Calibri" style:font-name-complex="Calibri"/>
    </style:style>
    <style:style style:name="P13" style:family="paragraph" style:parent-style-name="Normal">
      <style:paragraph-properties fo:line-height="100%" fo:text-align="center" style:justify-single-word="false"/>
      <style:text-properties fo:color="#0000ff" loext:opacity="100%" style:font-name="Calibri" style:font-name-asian="Calibri" style:font-name-complex="Calibri"/>
    </style:style>
    <style:style style:name="P14" style:family="paragraph" style:parent-style-name="Normal">
      <style:paragraph-properties fo:line-height="100%"/>
      <style:text-properties fo:color="#0000ff" loext:opacity="100%" style:font-name="Calibri" officeooo:paragraph-rsid="0024efaf" style:font-name-asian="Calibri" style:font-name-complex="Calibri"/>
    </style:style>
    <style:style style:name="P15" style:family="paragraph" style:parent-style-name="Normal">
      <style:paragraph-properties fo:margin-left="0.751cm" fo:margin-right="0cm" fo:line-height="106%" fo:text-indent="0cm" style:auto-text-indent="false">
        <style:tab-stops/>
      </style:paragraph-properties>
      <style:text-properties fo:color="#0000ff" loext:opacity="100%" style:font-name="Calibri" style:font-name-asian="Calibri" style:font-name-complex="Calibri"/>
    </style:style>
    <style:style style:name="P16" style:family="paragraph" style:parent-style-name="Normal">
      <style:paragraph-properties fo:margin-left="0.116cm" fo:margin-right="0cm" fo:line-height="106%" fo:text-indent="0cm" style:auto-text-indent="false">
        <style:tab-stops/>
      </style:paragraph-properties>
      <style:text-properties fo:color="#0000ff" loext:opacity="100%" style:font-name="Calibri" style:font-name-asian="Calibri" style:font-name-complex="Calibri"/>
    </style:style>
    <style:style style:name="P17" style:family="paragraph" style:parent-style-name="Normal">
      <style:paragraph-properties fo:line-height="100%"/>
      <style:text-properties fo:color="#0000ff" loext:opacity="100%" style:font-name="Calibri" officeooo:rsid="00117e0a" officeooo:paragraph-rsid="00117e0a" style:font-name-asian="Calibri" style:font-name-complex="Calibri"/>
    </style:style>
    <style:style style:name="P18" style:family="paragraph" style:parent-style-name="Normal">
      <style:paragraph-properties fo:line-height="100%"/>
      <style:text-properties fo:color="#0000ff" loext:opacity="100%" style:font-name="Calibri" officeooo:rsid="001196e0" officeooo:paragraph-rsid="001196e0" style:font-name-asian="Calibri" style:font-name-complex="Calibri"/>
    </style:style>
    <style:style style:name="P19" style:family="paragraph" style:parent-style-name="Normal">
      <style:paragraph-properties fo:line-height="100%"/>
      <style:text-properties fo:color="#0000ff" loext:opacity="100%" style:font-name="Calibri" officeooo:rsid="0011f4a0" officeooo:paragraph-rsid="001196e0" style:font-name-asian="Calibri" style:font-name-complex="Calibri"/>
    </style:style>
    <style:style style:name="P20" style:family="paragraph" style:parent-style-name="Normal">
      <style:paragraph-properties fo:line-height="100%"/>
      <style:text-properties fo:color="#0000ff" loext:opacity="100%" style:font-name="Calibri" officeooo:rsid="0011f4a0" officeooo:paragraph-rsid="0015a37f" style:font-name-asian="Calibri" style:font-name-complex="Calibri"/>
    </style:style>
    <style:style style:name="P21" style:family="paragraph" style:parent-style-name="Normal">
      <style:paragraph-properties fo:line-height="100%"/>
      <style:text-properties fo:color="#0000ff" loext:opacity="100%" style:font-name="Calibri" officeooo:rsid="0012ddb9" officeooo:paragraph-rsid="0012ddb9" style:font-name-asian="Calibri" style:font-name-complex="Calibri"/>
    </style:style>
    <style:style style:name="P22" style:family="paragraph" style:parent-style-name="Normal">
      <style:paragraph-properties fo:line-height="100%"/>
      <style:text-properties fo:color="#0000ff" loext:opacity="100%" style:font-name="Calibri" officeooo:rsid="0015a37f" officeooo:paragraph-rsid="0015a37f" style:font-name-asian="Calibri" style:font-name-complex="Calibri"/>
    </style:style>
    <style:style style:name="P23" style:family="paragraph" style:parent-style-name="Normal">
      <style:paragraph-properties fo:line-height="100%"/>
      <style:text-properties fo:color="#0000ff" loext:opacity="100%" style:font-name="Calibri" officeooo:rsid="0024ba12" officeooo:paragraph-rsid="0012ddb9" style:font-name-asian="Calibri" style:font-name-complex="Calibri"/>
    </style:style>
    <style:style style:name="P24" style:family="paragraph" style:parent-style-name="Normal">
      <style:paragraph-properties fo:line-height="100%"/>
      <style:text-properties fo:color="#0000ff" loext:opacity="100%" style:font-name="Calibri" officeooo:rsid="00288e4d" officeooo:paragraph-rsid="00288e4d" style:font-name-asian="Calibri" style:font-name-complex="Calibri"/>
    </style:style>
    <style:style style:name="P25" style:family="paragraph" style:parent-style-name="Normal">
      <style:paragraph-properties fo:line-height="100%"/>
      <style:text-properties fo:color="#0000ff" loext:opacity="100%" style:font-name="Calibri" officeooo:rsid="002a3946" officeooo:paragraph-rsid="002a3946" style:font-name-asian="Calibri" style:font-name-complex="Calibri"/>
    </style:style>
    <style:style style:name="P26" style:family="paragraph" style:parent-style-name="Normal">
      <style:paragraph-properties fo:line-height="100%"/>
      <style:text-properties fo:color="#0000ff" loext:opacity="100%" style:font-name="Calibri" fo:font-weight="bold" officeooo:rsid="00117e0a" officeooo:paragraph-rsid="00117e0a" style:font-name-asian="Calibri" style:font-weight-asian="bold" style:font-name-complex="Calibri" style:font-weight-complex="bold"/>
    </style:style>
    <style:style style:name="P27" style:family="paragraph" style:parent-style-name="Normal">
      <style:paragraph-properties fo:line-height="100%"/>
      <style:text-properties fo:color="#0000ff" loext:opacity="100%" style:font-name="Calibri" fo:font-weight="bold" officeooo:rsid="002db75a" officeooo:paragraph-rsid="002db75a" style:font-name-asian="Calibri" style:font-weight-asian="bold" style:font-name-complex="Calibri" style:font-weight-complex="bold"/>
    </style:style>
    <style:style style:name="P28" style:family="paragraph" style:parent-style-name="Normal">
      <style:paragraph-properties fo:line-height="100%"/>
      <style:text-properties fo:color="#0000ff" loext:opacity="100%" style:font-name="Calibri" fo:font-weight="bold" officeooo:rsid="002e0287" officeooo:paragraph-rsid="002e0287" style:font-name-asian="Calibri" style:font-weight-asian="bold" style:font-name-complex="Calibri" style:font-weight-complex="bold"/>
    </style:style>
    <style:style style:name="P29" style:family="paragraph" style:parent-style-name="Normal">
      <style:paragraph-properties fo:line-height="100%"/>
      <style:text-properties fo:color="#0000ff" loext:opacity="100%" style:font-name="Calibri" fo:font-weight="normal" officeooo:rsid="0011f4a0" officeooo:paragraph-rsid="0015a37f" style:font-name-asian="Calibri" style:font-weight-asian="normal" style:font-name-complex="Calibri" style:font-weight-complex="normal"/>
    </style:style>
    <style:style style:name="P30" style:family="paragraph" style:parent-style-name="Normal">
      <style:paragraph-properties fo:line-height="100%"/>
      <style:text-properties fo:color="#0000ff" loext:opacity="100%" style:font-name="Calibri" fo:font-weight="normal" officeooo:rsid="0024ba12" officeooo:paragraph-rsid="0024ba12" style:font-name-asian="Calibri" style:font-weight-asian="normal" style:font-name-complex="Calibri" style:font-weight-complex="normal"/>
    </style:style>
    <style:style style:name="P31" style:family="paragraph" style:parent-style-name="Normal">
      <style:paragraph-properties fo:line-height="100%"/>
      <style:text-properties fo:color="#0000ff" loext:opacity="100%" style:font-name="Calibri" fo:font-weight="normal" officeooo:rsid="00288e4d" officeooo:paragraph-rsid="00288e4d" style:font-name-asian="Calibri" style:font-weight-asian="normal" style:font-name-complex="Calibri" style:font-weight-complex="normal"/>
    </style:style>
    <style:style style:name="P32" style:family="paragraph" style:parent-style-name="Normal">
      <style:paragraph-properties fo:margin-left="0.751cm" fo:margin-right="0cm" fo:line-height="106%" fo:text-align="center" style:justify-single-word="false" fo:text-indent="0cm" style:auto-text-indent="false">
        <style:tab-stops/>
      </style:paragraph-properties>
    </style:style>
    <style:style style:name="P33" style:family="paragraph" style:parent-style-name="Normal">
      <style:text-properties fo:font-size="5pt" fo:font-weight="bold" style:font-size-asian="5pt" style:font-weight-asian="bold" style:font-size-complex="5pt"/>
    </style:style>
    <style:style style:name="P34" style:family="paragraph" style:parent-style-name="Normal">
      <style:paragraph-properties fo:margin-top="0.423cm" fo:margin-bottom="0.423cm" style:contextual-spacing="false" fo:line-height="100%" fo:text-align="center" style:justify-single-word="false"/>
      <style:text-properties fo:color="#000000" loext:opacity="100%" style:font-name="Calibri" fo:font-size="15pt" fo:font-weight="bold" style:font-name-asian="Calibri" style:font-size-asian="15pt" style:font-weight-asian="bold" style:font-name-complex="Calibri" style:font-size-complex="15pt"/>
    </style:style>
    <style:style style:name="P35" style:family="paragraph" style:parent-style-name="Normal">
      <style:paragraph-properties fo:margin-left="0.175cm" fo:margin-right="0cm" fo:line-height="106%" fo:text-indent="0cm" style:auto-text-indent="false">
        <style:tab-stops/>
      </style:paragraph-properties>
      <style:text-properties fo:color="#3333ff" loext:opacity="100%" style:font-name="Calibri" style:font-name-asian="Calibri" style:font-name-complex="Calibri"/>
    </style:style>
    <style:style style:name="P36" style:family="paragraph" style:parent-style-name="List_20_Paragraph" style:list-style-name="L7">
      <loext:graphic-properties draw:fill="none"/>
      <style:paragraph-properties fo:margin-left="0.199cm" fo:margin-right="0cm" fo:line-height="100%" fo:hyphenation-ladder-count="no-limit" fo:text-indent="-0.3cm" style:auto-text-indent="false" fo:background-color="transparent">
        <style:tab-stops/>
      </style:paragraph-properties>
      <style:text-properties fo:color="#0000ff" loext:opacity="100%" style:font-name="Calibri" style:font-name-asian="Calibri" style:font-name-complex="Calibri" fo:hyphenate="false" loext:hyphenation-no-caps="false" loext:hyphenation-no-last-word="false" loext:hyphenation-word-char-count="no-limit" loext:hyphenation-zone="no-limit"/>
    </style:style>
    <style:style style:name="P37" style:family="paragraph" style:parent-style-name="List_20_Paragraph" style:list-style-name="L8">
      <style:paragraph-properties fo:margin-left="0.81cm" fo:margin-right="0cm" fo:line-height="100%" fo:text-indent="-0.501cm" style:auto-text-indent="false">
        <style:tab-stops/>
      </style:paragraph-properties>
      <style:text-properties fo:color="#0000ff" loext:opacity="100%" style:font-name="Calibri" style:font-name-asian="Calibri" style:font-name-complex="Calibri"/>
    </style:style>
    <style:style style:name="P38" style:family="paragraph" style:parent-style-name="Normal" style:master-page-name="MP0">
      <style:paragraph-properties fo:line-height="100%" style:page-number="1" fo:break-before="page"/>
      <style:text-properties style:font-name="Comfortaa" fo:font-size="10pt" style:font-name-asian="Comfortaa" style:font-size-asian="10pt" style:font-name-complex="Comfortaa" style:font-size-complex="10pt"/>
    </style:style>
    <style:style style:name="P39" style:family="paragraph" style:parent-style-name="Normal" style:list-style-name="L1">
      <style:paragraph-properties fo:line-height="100%"/>
      <style:text-properties fo:color="#0000ff" loext:opacity="100%" style:font-name="Calibri" fo:font-weight="bold" officeooo:rsid="0024ba12" officeooo:paragraph-rsid="0024ba12" style:font-name-asian="Calibri" style:font-weight-asian="bold" style:font-name-complex="Calibri" style:font-weight-complex="bold"/>
    </style:style>
    <style:style style:name="P40" style:family="paragraph" style:parent-style-name="Normal" style:list-style-name="L1">
      <style:paragraph-properties fo:line-height="100%"/>
      <style:text-properties fo:color="#0000ff" loext:opacity="100%" style:font-name="Calibri" fo:font-weight="bold" officeooo:rsid="0024efaf" officeooo:paragraph-rsid="0024efaf" style:font-name-asian="Calibri" style:font-weight-asian="bold" style:font-name-complex="Calibri" style:font-weight-complex="bold"/>
    </style:style>
    <style:style style:name="P41" style:family="paragraph" style:parent-style-name="Normal" style:list-style-name="L1">
      <style:paragraph-properties fo:line-height="100%"/>
      <style:text-properties fo:color="#0000ff" loext:opacity="100%" style:font-name="Calibri" officeooo:paragraph-rsid="0024efaf" style:font-name-asian="Calibri" style:font-name-complex="Calibri"/>
    </style:style>
    <style:style style:name="P42" style:family="paragraph" style:parent-style-name="Normal" style:list-style-name="L3">
      <style:paragraph-properties fo:line-height="106%"/>
      <style:text-properties style:font-name="Calibri" officeooo:paragraph-rsid="0031122d" style:font-name-asian="Calibri" style:font-name-complex="Calibri"/>
    </style:style>
    <style:style style:name="P43" style:family="paragraph" style:parent-style-name="Normal" style:list-style-name="L3">
      <style:paragraph-properties fo:line-height="106%"/>
      <style:text-properties style:font-name="Calibri" officeooo:paragraph-rsid="003889db" style:font-name-asian="Calibri" style:font-name-complex="Calibri"/>
    </style:style>
    <style:style style:name="P44" style:family="paragraph" style:parent-style-name="Normal">
      <style:paragraph-properties fo:line-height="106%"/>
      <style:text-properties style:font-name="Calibri" officeooo:paragraph-rsid="0031122d" style:font-name-asian="Calibri" style:font-name-complex="Calibri"/>
    </style:style>
    <style:style style:name="P45" style:family="paragraph" style:parent-style-name="Normal">
      <style:paragraph-properties fo:line-height="106%"/>
      <style:text-properties style:font-name="Calibri" officeooo:paragraph-rsid="0036f161" style:font-name-asian="Calibri" style:font-name-complex="Calibri"/>
    </style:style>
    <style:style style:name="P46" style:family="paragraph" style:parent-style-name="Normal" style:list-style-name="L4">
      <style:paragraph-properties fo:line-height="106%"/>
      <style:text-properties style:font-name="Calibri" officeooo:paragraph-rsid="0036f161" style:font-name-asian="Calibri" style:font-name-complex="Calibri"/>
    </style:style>
    <style:style style:name="P47" style:family="paragraph" style:parent-style-name="Normal" style:list-style-name="L5">
      <style:paragraph-properties fo:line-height="106%"/>
      <style:text-properties style:font-name="Calibri" officeooo:paragraph-rsid="00376e3c" style:font-name-asian="Calibri" style:font-name-complex="Calibri"/>
    </style:style>
    <style:style style:name="P48" style:family="paragraph" style:parent-style-name="Normal" style:list-style-name="L5">
      <style:paragraph-properties fo:line-height="106%"/>
      <style:text-properties style:font-name="Calibri" officeooo:paragraph-rsid="0039f53c" style:font-name-asian="Calibri" style:font-name-complex="Calibri"/>
    </style:style>
    <style:style style:name="P49" style:family="paragraph" style:parent-style-name="Normal" style:list-style-name="L5">
      <style:paragraph-properties fo:line-height="106%"/>
      <style:text-properties style:font-name="Calibri" officeooo:paragraph-rsid="003ff804" style:font-name-asian="Calibri" style:font-name-complex="Calibri"/>
    </style:style>
    <style:style style:name="P50" style:family="paragraph" style:parent-style-name="Normal" style:list-style-name="L5">
      <style:paragraph-properties fo:line-height="106%"/>
      <style:text-properties style:font-name="Calibri" officeooo:paragraph-rsid="00421e25" style:font-name-asian="Calibri" style:font-name-complex="Calibri"/>
    </style:style>
    <style:style style:name="P51" style:family="paragraph" style:parent-style-name="Normal" style:list-style-name="L5">
      <style:paragraph-properties fo:line-height="106%"/>
      <style:text-properties style:font-name="Calibri" officeooo:paragraph-rsid="0042ac73" style:font-name-asian="Calibri" style:font-name-complex="Calibri"/>
    </style:style>
    <style:style style:name="P52" style:family="paragraph" style:parent-style-name="Normal" style:list-style-name="L5">
      <style:paragraph-properties fo:line-height="106%"/>
      <style:text-properties style:font-name="Calibri" officeooo:paragraph-rsid="004308fe" style:font-name-asian="Calibri" style:font-name-complex="Calibri"/>
    </style:style>
    <style:style style:name="P53" style:family="paragraph" style:parent-style-name="Normal" style:list-style-name="L2">
      <style:paragraph-properties fo:line-height="106%"/>
      <style:text-properties style:font-name="Calibri" officeooo:paragraph-rsid="003889db" style:font-name-asian="Calibri" style:font-name-complex="Calibri"/>
    </style:style>
    <style:style style:name="P54" style:family="paragraph" style:parent-style-name="Normal" style:list-style-name="L2">
      <style:paragraph-properties fo:line-height="106%"/>
      <style:text-properties style:font-name="Calibri" officeooo:paragraph-rsid="0038d58c" style:font-name-asian="Calibri" style:font-name-complex="Calibri"/>
    </style:style>
    <style:style style:name="P55" style:family="paragraph" style:parent-style-name="Normal" style:list-style-name="L2">
      <style:paragraph-properties fo:line-height="106%"/>
      <style:text-properties style:font-name="Calibri" officeooo:paragraph-rsid="00421e25" style:font-name-asian="Calibri" style:font-name-complex="Calibri"/>
    </style:style>
    <style:style style:name="P56" style:family="paragraph" style:parent-style-name="Normal">
      <style:paragraph-properties fo:line-height="106%"/>
      <style:text-properties officeooo:paragraph-rsid="00376e3c"/>
    </style:style>
    <style:style style:name="P57" style:family="paragraph" style:parent-style-name="Normal" style:list-style-name="L5">
      <style:paragraph-properties fo:line-height="106%"/>
      <style:text-properties officeooo:paragraph-rsid="004308fe"/>
    </style:style>
    <style:style style:name="P58" style:family="paragraph" style:parent-style-name="Normal">
      <style:paragraph-properties fo:line-height="106%"/>
      <style:text-properties officeooo:paragraph-rsid="004308fe"/>
    </style:style>
    <style:style style:name="P59" style:family="paragraph" style:parent-style-name="Normal">
      <style:paragraph-properties fo:line-height="106%"/>
    </style:style>
    <style:style style:name="P60" style:family="paragraph" style:parent-style-name="Normal">
      <style:paragraph-properties fo:line-height="106%"/>
      <style:text-properties officeooo:paragraph-rsid="004397d8"/>
    </style:style>
    <style:style style:name="P61" style:family="paragraph" style:parent-style-name="Normal" style:list-style-name="L6">
      <style:paragraph-properties fo:line-height="106%"/>
      <style:text-properties officeooo:paragraph-rsid="004397d8"/>
    </style:style>
    <style:style style:name="P62" style:family="paragraph" style:parent-style-name="Normal" style:list-style-name="L6">
      <style:paragraph-properties fo:line-height="106%"/>
      <style:text-properties officeooo:paragraph-rsid="0045501d"/>
    </style:style>
    <style:style style:name="P63" style:family="paragraph" style:parent-style-name="Normal" style:list-style-name="L6">
      <style:paragraph-properties fo:line-height="106%"/>
      <style:text-properties officeooo:paragraph-rsid="00455432"/>
    </style:style>
    <style:style style:name="P64" style:family="paragraph" style:parent-style-name="Normal" style:list-style-name="L6">
      <style:paragraph-properties fo:line-height="106%"/>
      <style:text-properties officeooo:paragraph-rsid="00491107"/>
    </style:style>
    <style:style style:name="P65" style:family="paragraph" style:parent-style-name="Normal" style:list-style-name="L6">
      <style:paragraph-properties fo:line-height="106%"/>
      <style:text-properties officeooo:paragraph-rsid="0049f70b"/>
    </style:style>
    <style:style style:name="P66" style:family="paragraph" style:parent-style-name="Normal">
      <style:paragraph-properties fo:margin-top="0.212cm" fo:margin-bottom="0.212cm" style:contextual-spacing="false" fo:line-height="100%" fo:text-align="center" style:justify-single-word="false"/>
    </style:style>
    <style:style style:name="P67" style:family="paragraph">
      <style:paragraph-properties fo:line-height="100%" fo:text-align="center" style:writing-mode="lr-tb"/>
    </style:style>
    <style:style style:name="P68" style:family="paragraph">
      <loext:graphic-properties draw:fill="none"/>
      <style:paragraph-properties style:writing-mode="lr-tb" style:font-independent-line-spacing="false"/>
    </style:style>
    <style:style style:name="T1" style:family="text">
      <style:text-properties fo:language="es" fo:country="ES"/>
    </style:style>
    <style:style style:name="T2" style:family="text">
      <style:text-properties fo:font-size="17pt" fo:font-weight="bold" style:font-size-asian="17pt" style:font-weight-asian="bold" style:font-size-complex="17pt"/>
    </style:style>
    <style:style style:name="T3" style:family="text">
      <style:text-properties fo:color="#0000ff" loext:opacity="100%" fo:font-size="17pt" fo:font-weight="bold" officeooo:rsid="00117e0a" style:font-size-asian="17pt" style:font-weight-asian="bold" style:font-size-complex="17pt"/>
    </style:style>
    <style:style style:name="T4" style:family="text">
      <style:text-properties fo:color="#0000ff" loext:opacity="100%" style:font-name="Calibri" style:font-name-asian="Calibri" style:font-name-complex="Calibri"/>
    </style:style>
    <style:style style:name="T5" style:family="text">
      <style:text-properties fo:color="#0000ff" loext:opacity="100%" style:font-name="Calibri" officeooo:rsid="00376e3c" style:font-name-asian="Calibri" style:font-name-complex="Calibri"/>
    </style:style>
    <style:style style:name="T6" style:family="text">
      <style:text-properties fo:color="#0000ff" loext:opacity="100%" style:font-name="Calibri" officeooo:rsid="004397d8" style:font-name-asian="Calibri" style:font-name-complex="Calibri"/>
    </style:style>
    <style:style style:name="T7" style:family="text">
      <style:text-properties fo:color="#0000ff" loext:opacity="100%" style:font-name="Calibri" officeooo:rsid="0049f70b" style:font-name-asian="Calibri" style:font-name-complex="Calibri"/>
    </style:style>
    <style:style style:name="T8" style:family="text">
      <style:text-properties fo:color="#0000ff" loext:opacity="100%" style:font-name="Calibri" fo:font-weight="bold" officeooo:rsid="00376e3c" style:font-name-asian="Calibri" style:font-weight-asian="bold" style:font-name-complex="Calibri" style:font-weight-complex="bold"/>
    </style:style>
    <style:style style:name="T9" style:family="text">
      <style:text-properties fo:color="#0000ff" loext:opacity="100%" style:font-name="Calibri" fo:font-weight="bold" officeooo:rsid="004308fe" style:font-name-asian="Calibri" style:font-weight-asian="bold" style:font-name-complex="Calibri" style:font-weight-complex="bold"/>
    </style:style>
    <style:style style:name="T10" style:family="text">
      <style:text-properties fo:color="#0000ff" loext:opacity="100%" style:font-name="Calibri" fo:font-weight="bold" officeooo:rsid="004397d8" style:font-name-asian="Calibri" style:font-weight-asian="bold" style:font-name-complex="Calibri" style:font-weight-complex="bold"/>
    </style:style>
    <style:style style:name="T11" style:family="text">
      <style:text-properties fo:color="#0000ff" loext:opacity="100%" style:font-name="Calibri" fo:font-weight="bold" officeooo:rsid="00455432" style:font-name-asian="Calibri" style:font-weight-asian="bold" style:font-name-complex="Calibri" style:font-weight-complex="bold"/>
    </style:style>
    <style:style style:name="T12" style:family="text">
      <style:text-properties fo:color="#0000ff" loext:opacity="100%" style:font-name="Calibri" fo:font-weight="bold" officeooo:rsid="00491107" style:font-name-asian="Calibri" style:font-weight-asian="bold" style:font-name-complex="Calibri" style:font-weight-complex="bold"/>
    </style:style>
    <style:style style:name="T13" style:family="text">
      <style:text-properties fo:color="#0000ff" loext:opacity="100%" style:font-name="Calibri" fo:font-weight="bold" officeooo:rsid="0049f70b" style:font-name-asian="Calibri" style:font-weight-asian="bold" style:font-name-complex="Calibri" style:font-weight-complex="bold"/>
    </style:style>
    <style:style style:name="T14" style:family="text">
      <style:text-properties fo:color="#0000ff" loext:opacity="100%" style:font-name="Calibri" fo:font-weight="normal" officeooo:rsid="00376e3c" style:font-name-asian="Calibri" style:font-weight-asian="normal" style:font-name-complex="Calibri" style:font-weight-complex="normal"/>
    </style:style>
    <style:style style:name="T15" style:family="text">
      <style:text-properties fo:color="#0000ff" loext:opacity="100%" style:font-name="Calibri" fo:font-weight="normal" officeooo:rsid="003889db" style:font-name-asian="Calibri" style:font-weight-asian="normal" style:font-name-complex="Calibri" style:font-weight-complex="normal"/>
    </style:style>
    <style:style style:name="T16" style:family="text">
      <style:text-properties fo:color="#0000ff" loext:opacity="100%" style:font-name="Calibri" fo:font-weight="normal" officeooo:rsid="004308fe" style:font-name-asian="Calibri" style:font-weight-asian="normal" style:font-name-complex="Calibri" style:font-weight-complex="normal"/>
    </style:style>
    <style:style style:name="T17" style:family="text">
      <style:text-properties fo:color="#0000ff" loext:opacity="100%" style:font-name="Calibri" fo:font-weight="normal" officeooo:rsid="004397d8" style:font-name-asian="Calibri" style:font-weight-asian="normal" style:font-name-complex="Calibri" style:font-weight-complex="normal"/>
    </style:style>
    <style:style style:name="T18" style:family="text">
      <style:text-properties fo:color="#0000ff" loext:opacity="100%" style:font-name="Calibri" fo:font-weight="normal" officeooo:rsid="0044a867" style:font-name-asian="Calibri" style:font-weight-asian="normal" style:font-name-complex="Calibri" style:font-weight-complex="normal"/>
    </style:style>
    <style:style style:name="T19" style:family="text">
      <style:text-properties fo:color="#0000ff" loext:opacity="100%" style:font-name="Calibri" fo:font-weight="normal" officeooo:rsid="0045501d" style:font-name-asian="Calibri" style:font-weight-asian="normal" style:font-name-complex="Calibri" style:font-weight-complex="normal"/>
    </style:style>
    <style:style style:name="T20" style:family="text">
      <style:text-properties fo:color="#0000ff" loext:opacity="100%" style:font-name="Calibri" fo:font-weight="normal" officeooo:rsid="00455432" style:font-name-asian="Calibri" style:font-weight-asian="normal" style:font-name-complex="Calibri" style:font-weight-complex="normal"/>
    </style:style>
    <style:style style:name="T21" style:family="text">
      <style:text-properties fo:color="#0000ff" loext:opacity="100%" style:font-name="Calibri" fo:font-weight="normal" officeooo:rsid="00486423" style:font-name-asian="Calibri" style:font-weight-asian="normal" style:font-name-complex="Calibri" style:font-weight-complex="normal"/>
    </style:style>
    <style:style style:name="T22" style:family="text">
      <style:text-properties fo:color="#0000ff" loext:opacity="100%" style:font-name="Calibri" fo:font-weight="normal" officeooo:rsid="00491107" style:font-name-asian="Calibri" style:font-weight-asian="normal" style:font-name-complex="Calibri" style:font-weight-complex="normal"/>
    </style:style>
    <style:style style:name="T23" style:family="text">
      <style:text-properties fo:color="#0000ff" loext:opacity="100%" style:font-name="Calibri" fo:font-weight="normal" officeooo:rsid="0049f70b" style:font-name-asian="Calibri" style:font-weight-asian="normal" style:font-name-complex="Calibri" style:font-weight-complex="normal"/>
    </style:style>
    <style:style style:name="T24" style:family="text">
      <style:text-properties fo:color="#0000ff" loext:opacity="100%" style:font-name="Calibri" fo:font-weight="normal" officeooo:rsid="004a27f9" style:font-name-asian="Calibri" style:font-weight-asian="normal" style:font-name-complex="Calibri" style:font-weight-complex="normal"/>
    </style:style>
    <style:style style:name="T25" style:family="text">
      <style:text-properties fo:color="#0000ff" loext:opacity="100%" style:font-name="Calibri" fo:font-weight="normal" officeooo:rsid="004b1dd7" style:font-name-asian="Calibri" style:font-weight-asian="normal" style:font-name-complex="Calibri" style:font-weight-complex="normal"/>
    </style:style>
    <style:style style:name="T26" style:family="text">
      <style:text-properties fo:color="#0000ff" loext:opacity="100%" style:font-name="Calibri" fo:font-weight="normal" officeooo:rsid="004c2380" style:font-name-asian="Calibri" style:font-weight-asian="normal" style:font-name-complex="Calibri" style:font-weight-complex="normal"/>
    </style:style>
    <style:style style:name="T27" style:family="text">
      <style:text-properties fo:color="#0000ff" loext:opacity="100%" style:font-name="Calibri" fo:font-weight="normal" officeooo:rsid="004dae84" style:font-name-asian="Calibri" style:font-weight-asian="normal" style:font-name-complex="Calibri" style:font-weight-complex="normal"/>
    </style:style>
    <style:style style:name="T28" style:family="text">
      <style:text-properties fo:color="#0000ff" loext:opacity="100%" officeooo:rsid="0031122d"/>
    </style:style>
    <style:style style:name="T29" style:family="text">
      <style:text-properties fo:color="#0000ff" loext:opacity="100%" fo:font-weight="bold" officeooo:rsid="0031122d" style:font-weight-asian="bold" style:font-weight-complex="bold"/>
    </style:style>
    <style:style style:name="T30" style:family="text">
      <style:text-properties fo:color="#0000ff" loext:opacity="100%" fo:font-weight="bold" officeooo:rsid="0036f161" style:font-weight-asian="bold" style:font-weight-complex="bold"/>
    </style:style>
    <style:style style:name="T31" style:family="text">
      <style:text-properties fo:color="#0000ff" loext:opacity="100%" fo:font-weight="bold" officeooo:rsid="003889db" style:font-weight-asian="bold" style:font-weight-complex="bold"/>
    </style:style>
    <style:style style:name="T32" style:family="text">
      <style:text-properties fo:color="#0000ff" loext:opacity="100%" fo:font-weight="normal" officeooo:rsid="0031122d" style:font-weight-asian="normal" style:font-weight-complex="normal"/>
    </style:style>
    <style:style style:name="T33" style:family="text">
      <style:text-properties fo:color="#0000ff" loext:opacity="100%" fo:font-weight="normal" officeooo:rsid="00369166" style:font-weight-asian="normal" style:font-weight-complex="normal"/>
    </style:style>
    <style:style style:name="T34" style:family="text">
      <style:text-properties fo:color="#0000ff" loext:opacity="100%" fo:font-weight="normal" officeooo:rsid="0036f161" style:font-weight-asian="normal" style:font-weight-complex="normal"/>
    </style:style>
    <style:style style:name="T35" style:family="text">
      <style:text-properties fo:color="#0000ff" loext:opacity="100%" fo:font-weight="normal" officeooo:rsid="003889db" style:font-weight-asian="normal" style:font-weight-complex="normal"/>
    </style:style>
    <style:style style:name="T36" style:family="text">
      <style:text-properties fo:color="#0000ff" loext:opacity="100%" fo:font-weight="normal" officeooo:rsid="00421e25" style:font-weight-asian="normal" style:font-weight-complex="normal"/>
    </style:style>
    <style:style style:name="T37" style:family="text">
      <style:text-properties fo:color="#0000ff" loext:opacity="100%" fo:font-weight="normal" officeooo:rsid="004273f0" style:font-weight-asian="normal" style:font-weight-complex="normal"/>
    </style:style>
    <style:style style:name="T38" style:family="text">
      <style:text-properties fo:color="#0000ff" loext:opacity="100%" fo:font-weight="normal" officeooo:rsid="0042ac73" style:font-weight-asian="normal" style:font-weight-complex="normal"/>
    </style:style>
    <style:style style:name="T39" style:family="text">
      <style:text-properties fo:color="#0000ff" loext:opacity="100%" fo:font-weight="normal" officeooo:rsid="004308fe" style:font-weight-asian="normal" style:font-weight-complex="normal"/>
    </style:style>
    <style:style style:name="T40" style:family="text">
      <style:text-properties fo:color="#3333ff" loext:opacity="100%" style:font-name="Calibri" style:font-name-asian="Calibri" style:font-name-complex="Calibri"/>
    </style:style>
    <style:style style:name="T41" style:family="text">
      <style:text-properties fo:color="#3333ff" loext:opacity="100%" style:font-name="Calibri" style:font-name-complex="Calibri"/>
    </style:style>
    <style:style style:name="T42" style:family="text">
      <style:text-properties style:font-name="Calibri" fo:font-weight="bold" style:font-name-asian="Calibri" style:font-weight-asian="bold" style:font-name-complex="Calibri"/>
    </style:style>
    <style:style style:name="T43" style:family="text">
      <style:text-properties style:font-name="Calibri" fo:font-size="15pt" fo:font-weight="bold" style:font-name-asian="Calibri" style:font-size-asian="15pt" style:font-weight-asian="bold" style:font-name-complex="Calibri" style:font-size-complex="15pt"/>
    </style:style>
    <style:style style:name="T44" style:family="text">
      <style:text-properties fo:color="#0000cc" loext:opacity="100%" style:font-name="Calibri" fo:font-size="15pt" fo:font-weight="bold" style:font-name-asian="Calibri" style:font-size-asian="15pt" style:font-weight-asian="bold" style:font-name-complex="Calibri" style:font-size-complex="15pt"/>
    </style:style>
    <style:style style:name="T45" style:family="text">
      <style:text-properties fo:font-weight="bold" style:font-weight-asian="bold" style:font-weight-complex="bold"/>
    </style:style>
    <style:style style:name="T46" style:family="text">
      <style:text-properties fo:font-weight="bold" officeooo:rsid="00172bb0" style:font-weight-asian="bold" style:font-weight-complex="bold"/>
    </style:style>
    <style:style style:name="T47" style:family="text">
      <style:text-properties fo:font-weight="bold" officeooo:rsid="0024ba12" style:font-weight-asian="bold" style:font-weight-complex="bold"/>
    </style:style>
    <style:style style:name="T48" style:family="text">
      <style:text-properties fo:font-weight="bold" officeooo:rsid="0024efaf" style:font-weight-asian="bold" style:font-weight-complex="bold"/>
    </style:style>
    <style:style style:name="T49" style:family="text">
      <style:text-properties fo:font-weight="bold" officeooo:rsid="0029ea38"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11f4a0" style:font-weight-asian="normal" style:font-weight-complex="normal"/>
    </style:style>
    <style:style style:name="T52" style:family="text">
      <style:text-properties fo:font-weight="normal" officeooo:rsid="0014e38f" style:font-weight-asian="normal" style:font-weight-complex="normal"/>
    </style:style>
    <style:style style:name="T53" style:family="text">
      <style:text-properties fo:font-weight="normal" officeooo:rsid="0018e225" style:font-weight-asian="normal" style:font-weight-complex="normal"/>
    </style:style>
    <style:style style:name="T54" style:family="text">
      <style:text-properties fo:font-weight="normal" officeooo:rsid="0021208b" style:font-weight-asian="normal" style:font-weight-complex="normal"/>
    </style:style>
    <style:style style:name="T55" style:family="text">
      <style:text-properties fo:font-weight="normal" officeooo:rsid="0024efaf" style:font-weight-asian="normal" style:font-weight-complex="normal"/>
    </style:style>
    <style:style style:name="T56" style:family="text">
      <style:text-properties fo:font-weight="normal" officeooo:rsid="00269776" style:font-weight-asian="normal" style:font-weight-complex="normal"/>
    </style:style>
    <style:style style:name="T57" style:family="text">
      <style:text-properties fo:font-weight="normal" officeooo:rsid="0029ea38" style:font-weight-asian="normal" style:font-weight-complex="normal"/>
    </style:style>
    <style:style style:name="T58" style:family="text">
      <style:text-properties fo:font-weight="normal" officeooo:rsid="002e0287" style:font-weight-asian="normal" style:font-weight-complex="normal"/>
    </style:style>
    <style:style style:name="T59" style:family="text">
      <style:text-properties fo:font-weight="normal" officeooo:rsid="002f163d" style:font-weight-asian="normal" style:font-weight-complex="normal"/>
    </style:style>
    <style:style style:name="T60" style:family="text">
      <style:text-properties fo:font-weight="normal" officeooo:rsid="002f3534" style:font-weight-asian="normal" style:font-weight-complex="normal"/>
    </style:style>
    <style:style style:name="T61" style:family="text">
      <style:text-properties fo:font-weight="normal" officeooo:rsid="00349711" style:font-weight-asian="normal" style:font-weight-complex="normal"/>
    </style:style>
    <style:style style:name="T62" style:family="text">
      <style:text-properties officeooo:rsid="0024ba12"/>
    </style:style>
    <style:style style:name="T63" style:family="text">
      <style:text-properties officeooo:rsid="002e0287"/>
    </style:style>
    <style:style style:name="T64" style:family="text">
      <style:text-properties fo:font-size="15pt" fo:font-weight="bold" style:font-size-asian="15pt" style:font-weight-asian="bold" style:font-size-complex="15pt"/>
    </style:style>
    <style:style style:name="T65" style:family="text">
      <style:text-properties fo:font-size="15pt" fo:font-weight="bold" officeooo:rsid="0031122d" style:font-size-asian="15pt" style:font-weight-asian="bold" style:font-size-complex="15pt"/>
    </style:style>
    <style:style style:name="T66" style:family="text">
      <style:text-properties fo:color="#006600" loext:opacity="100%" style:font-name="Roboto" fo:font-size="20pt" fo:font-weight="bold" style:font-name-asian="Roboto" style:font-size-asian="20pt" style:font-weight-asian="bold" style:font-name-complex="Roboto" style:font-size-complex="2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7LVL1" loext:num-list-format="%1%" text:bullet-char="●">
        <style:list-level-properties text:space-before="0.635cm" text:min-label-width="0.635cm"/>
        <style:text-properties style:font-name="Noto Sans Symbols"/>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Noto Sans Symbols"/>
      </text:list-level-style-bullet>
      <text:list-level-style-bullet text:level="4" text:style-name="WW_5f_CharLFO7LVL4" loext:num-list-format="%4%" text:bullet-char="●">
        <style:list-level-properties text:space-before="4.445cm" text:min-label-width="0.635cm"/>
        <style:text-properties style:font-name="Noto Sans Symbols"/>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Noto Sans Symbols"/>
      </text:list-level-style-bullet>
      <text:list-level-style-bullet text:level="7" text:style-name="WW_5f_CharLFO7LVL7" loext:num-list-format="%7%" text:bullet-char="●">
        <style:list-level-properties text:space-before="8.255cm" text:min-label-width="0.635cm"/>
        <style:text-properties style:font-name="Noto Sans Symbols"/>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space-before="0.635cm" text:min-label-width="0.635cm"/>
        <style:text-properties style:font-name="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loext:num-list-format="%1%" text:bullet-char="●">
        <style:list-level-properties text:space-before="0.635cm" text:min-label-width="0.635cm"/>
        <style:text-properties style:font-name="Noto Sans Symbols"/>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Noto Sans Symbols"/>
      </text:list-level-style-bullet>
      <text:list-level-style-bullet text:level="4" text:style-name="WW_5f_CharLFO6LVL4" loext:num-list-format="%4%" text:bullet-char="●">
        <style:list-level-properties text:space-before="4.445cm" text:min-label-width="0.635cm"/>
        <style:text-properties style:font-name="Noto Sans Symbols"/>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Noto Sans Symbols"/>
      </text:list-level-style-bullet>
      <text:list-level-style-bullet text:level="7" text:style-name="WW_5f_CharLFO6LVL7" loext:num-list-format="%7%" text:bullet-char="●">
        <style:list-level-properties text:space-before="8.255cm" text:min-label-width="0.635cm"/>
        <style:text-properties style:font-name="Noto Sans Symbols"/>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5LVL1" loext:num-list-format="%1%" text:bullet-char="●">
        <style:list-level-properties text:space-before="0.635cm" text:min-label-width="0.635cm"/>
        <style:text-properties style:font-name="Noto Sans Symbols"/>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Noto Sans Symbols"/>
      </text:list-level-style-bullet>
      <text:list-level-style-bullet text:level="4" text:style-name="WW_5f_CharLFO5LVL4" loext:num-list-format="%4%" text:bullet-char="●">
        <style:list-level-properties text:space-before="4.445cm" text:min-label-width="0.635cm"/>
        <style:text-properties style:font-name="Noto Sans Symbols"/>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Noto Sans Symbols"/>
      </text:list-level-style-bullet>
      <text:list-level-style-bullet text:level="7" text:style-name="WW_5f_CharLFO5LVL7" loext:num-list-format="%7%" text:bullet-char="●">
        <style:list-level-properties text:space-before="8.255cm" text:min-label-width="0.635cm"/>
        <style:text-properties style:font-name="Noto Sans Symbols"/>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4"><text:span text:style-name="Default_20_Paragraph_20_Font"><text:span text:style-name="T2">NOMBRE DEL PROYECTO: </text:span></text:span><text:span text:style-name="Default_20_Paragraph_20_Font"><text:span text:style-name="T3">SolucionesVecinales</text:span></text:span></text:p>
      <text:p text:style-name="P5"/>
      <table:table table:name="Tabla1" table:style-name="Tabla1">
        <table:table-column table:style-name="Tabla1.A"/>
        <table:table-column table:style-name="Tabla1.B"/>
        <table:table-row>
          <table:table-cell table:style-name="Tabla1.A1" office:value-type="string">
            <text:p text:style-name="P6">AUTOR</text:p>
          </table:table-cell>
          <table:table-cell table:style-name="Tabla1.B1" office:value-type="string">
            <text:p text:style-name="P12"/>
            <text:p text:style-name="P26">Francisco Javier Sueza Rodríguez</text:p>
            <text:p text:style-name="P12"/>
          </table:table-cell>
        </table:table-row>
        <table:table-row>
          <table:table-cell table:style-name="Tabla1.A1" office:value-type="string">
            <text:p text:style-name="P6">CICLO FORMATIVO </text:p>
          </table:table-cell>
          <table:table-cell table:style-name="Tabla1.B2" office:value-type="string">
            <text:p text:style-name="P12"/>
            <text:p text:style-name="P17"><text:span text:style-name="T45">Desarrollo de Aplicaciones Web</text:span> (Jose Javier Bermúdez Hernández)</text:p>
            <text:p text:style-name="P12"/>
          </table:table-cell>
        </table:table-row>
        <table:table-row>
          <table:table-cell table:style-name="Tabla1.A3" table:number-columns-spanned="2" office:value-type="string">
            <text:p text:style-name="P34">[PROPUESTA DE PROYECTO]</text:p>
          </table:table-cell>
          <table:covered-table-cell/>
        </table:table-row>
        <table:table-row table:style-name="Tabla1.4">
          <table:table-cell table:style-name="Tabla1.A4" office:value-type="string">
            <text:p text:style-name="P6">TIPO DE DESARROLLO</text:p>
          </table:table-cell>
          <table:table-cell table:style-name="Tabla1.B4" office:value-type="string">
            <text:p text:style-name="P12"/>
            <text:p text:style-name="P26">Desarrollo Basado en Web</text:p>
          </table:table-cell>
        </table:table-row>
        <table:table-row>
          <table:table-cell table:style-name="Tabla1.A1" office:value-type="string">
            <text:p text:style-name="P6">INTRODUCCIÓN </text:p>
          </table:table-cell>
          <table:table-cell table:style-name="Tabla1.B5" office:value-type="string">
            <text:p text:style-name="P18"/>
            <text:p text:style-name="P18">La <text:span text:style-name="T45">gestión de comunidades de vecinos </text:span><text:span text:style-name="T50">es un tarea compleja que </text:span><text:span text:style-name="T53">implica diferentes actividades</text:span><text:span text:style-name="T50"> de tipo administrativo, financiero </text:span><text:span text:style-name="T51">y de mantenimiento, además de la </text:span><text:span text:style-name="T50">intermediación </text:span><text:span text:style-name="T51">y coordinación entre los vecinos que garantice una buena convivencia y el buen estado de las instalaciones comunes.</text:span></text:p>
            <text:p text:style-name="P19"><text:span text:style-name="T50"/></text:p>
            <text:p text:style-name="P20"><text:span text:style-name="T50">Para ayudar a simplificar esta tarea, </text:span><text:span text:style-name="T45">SolucionesVecinales,</text:span><text:span text:style-name="T50"> </text:span>ofrece una plataforma online para la gestión de comunidades, automatizando algunas de estas actividades y ofreciendo un punto de encuentro y canal de comunicación entre los diferentes agentes implicados en la gestión de la comunidad, como son los vecinos, el presidente y el administrador.</text:p>
            <text:p text:style-name="P22"/>
            <text:p text:style-name="P24">Este es un <text:span text:style-name="T45">proyecto propio</text:span>, por lo que las especificaciones y requisitos serán establecidos por el desarrollador, así como todos los objetivos que se pretenden alcanzar.</text:p>
            <text:p text:style-name="P29"><text:s/></text:p>
          </table:table-cell>
        </table:table-row>
        <table:table-row>
          <table:table-cell table:style-name="Tabla1.A1" office:value-type="string">
            <text:p text:style-name="P6"/>
            <text:p text:style-name="P6"/>
            <text:p text:style-name="P6">PLANTEAMIENTO </text:p>
          </table:table-cell>
          <table:table-cell table:style-name="Tabla1.B6" office:value-type="string">
            <text:p text:style-name="P12"/>
            <text:p text:style-name="P21">La <text:span text:style-name="T45">gestión de comunidades de vecinos</text:span><text:span text:style-name="T50"> conlleva la realización de una serie de tareas de diferente índole que comprenden desde la administración de los espacios comunitarios hasta la mediación entre conflictos vecinales. Ésta es una tarea compleja, cuyos responsables no son solo los encargados de ejercer las funciones de admnistración, como puede ser el presidente o el administrador de fincas, sino que también implica al resto de vecinos.</text:span></text:p>
            <text:p text:style-name="P21"><text:span text:style-name="T50"/></text:p>
            <text:p text:style-name="P21"><text:span text:style-name="T52">Esta complejidad</text:span><text:span text:style-name="T50"> hace que surgan </text:span><text:span text:style-name="T45">ciertos problemas</text:span><text:span text:style-name="T50">, como falta de transparencia en el proceso de administración, comunicación deficiente, problemas de coordinación, etc. Problemas que pueden generar desinterés por parte de los vecinos y frustración por parte de los administradores.</text:span></text:p>
            <text:p text:style-name="P12"/>
            <text:p text:style-name="P21">Actualmente podemos encontrar diversas aplicaciones para ayudar en esta gestión, pero son <text:span text:style-name="T45">aplicaciones costosas </text:span><text:span text:style-name="T50">y que </text:span><text:span text:style-name="T45">requiren de conocimientos en TIC </text:span><text:span text:style-name="T50">para su uso de forma eficiente.</text:span></text:p>
            <text:p text:style-name="P23"><text:span text:style-name="T46"/></text:p>
            <text:p text:style-name="P31">Por ello, es <text:span text:style-name="T45">necesario la creación de una aplicación</text:span> que permita a todo el mundo, independientemente de su nivel adquisitivo o sus conocimientos en TIC poder <text:soft-page-break/>realizar la administración de su comunidad de forma eficiente e implicarse en ella, ya que las decisiones durante este proceso afectán a todos los implicados. </text:p>
            <text:p text:style-name="P31"/>
            <text:p text:style-name="P31">Para <text:span text:style-name="T62">desarrollar una solución adecuada, </text:span>en primer lugar<text:span text:style-name="T62"> hay que tener en cuenta las </text:span><text:span text:style-name="T47">principales tareas </text:span><text:span text:style-name="T62">que implica la gestión de una comunidad de vecinos y el nivel de implicación y de permisos que tiene cada uno de los involucrados en este proceso. Así, podemos dividir las principales tareas en las siguientes:</text:span></text:p>
            <text:p text:style-name="P30"/>
            <text:list text:style-name="L1">
              <text:list-item>
                <text:p text:style-name="P39">Gestión de la domumentación <text:span text:style-name="T50">genera en el proceso de </text:span><text:span text:style-name="T55">administración</text:span><text:span text:style-name="T50">, como facturas, actas de reuniones, normativa aplicable, etc.</text:span></text:p>
              </text:list-item>
              <text:list-item>
                <text:p text:style-name="P39">Balance financiero <text:span text:style-name="T50">de la comunidad, teniendo en cuenta los ingresos por las cuotas, los impagos y los gastos generados.</text:span></text:p>
              </text:list-item>
              <text:list-item>
                <text:p text:style-name="P39">Gestión de las incidencias <text:span text:style-name="T50">que se produzcan en la comunidad.</text:span></text:p>
              </text:list-item>
              <text:list-item>
                <text:p text:style-name="P40">Reserva de instalaciones comunitarias.</text:p>
              </text:list-item>
              <text:list-item>
                <text:p text:style-name="P41"><text:span text:style-name="T48">Comunicaciones </text:span><text:span text:style-name="T56">entre los administradores y los usuarios.</text:span></text:p>
              </text:list-item>
            </text:list>
            <text:p text:style-name="P14"><text:span text:style-name="T56"/></text:p>
            <text:p text:style-name="P24"><text:span text:style-name="T57">En segundo lugar</text:span><text:span text:style-name="T50">, </text:span><text:span text:style-name="T57">hay que tener en cuenta </text:span><text:span text:style-name="T50"><text:s/>que la </text:span><text:span text:style-name="T45">accesibilidad </text:span><text:span text:style-name="T50">es un elemento clave, ya que no solo hay que facilicar la realización de las diferentes tareas administrativas, sino que estas puedan ser llevadas a cabo por todos los implicados, independientemente de sus problemas de accesibilidad o sus conocimientos informáticos</text:span><text:span text:style-name="T45">. </text:span><text:span text:style-name="T50">Por ello, hay que</text:span><text:span text:style-name="T45"> diseñar una interfaz amigable y </text:span><text:span text:style-name="T49">sencilla</text:span><text:span text:style-name="T50"> que permita al mayor número de vecinos usar nuestra aplicació</text:span><text:span text:style-name="T57">n de forma eficiente.</text:span></text:p>
            <text:p text:style-name="P24"><text:span text:style-name="T57"/></text:p>
          </table:table-cell>
        </table:table-row>
        <table:table-row>
          <table:table-cell table:style-name="Tabla1.A1" office:value-type="string">
            <text:p text:style-name="P6">FINALIDAD</text:p>
          </table:table-cell>
          <table:table-cell table:style-name="Tabla1.B7" office:value-type="string">
            <text:p text:style-name="P25"><text:span text:style-name="T54"/></text:p>
            <text:p text:style-name="P27">SolucionesVecinales <text:span text:style-name="T50">ofrece una solución integral para la gestión de comunidades de vecinos que permitirá a todos involucrarse de una forma sencilla en la administración de su comunidad de vecinos.</text:span></text:p>
            <text:p text:style-name="P27"><text:span text:style-name="T50"/></text:p>
            <text:p text:style-name="P27"><text:span text:style-name="T50">Mediante un conjunto de </text:span>subsistemas <text:span text:style-name="T50">que se encargarán de las diferentes tareas, se pretende</text:span><text:span text:style-name="T61">n</text:span><text:span text:style-name="T50"> cubrir los aspectos principales de la gestión de comunidades de vecinos, ofreciendo servicios para el </text:span>registro y gestión de usuarios, inclusión y consulta de documentos, gestión de espacios comunes <text:span text:style-name="T63">y</text:span> creación y resolución de incidencias,<text:span text:style-name="T50"> </text:span><text:span text:style-name="T58">así como</text:span><text:span text:style-name="T50"> un </text:span>sistema de gestión financiero <text:span text:style-name="T50">que permita automatizar la gestión económica de la comunidad, permitiendo el acceso a toda esta información de forma transparente y sencilla.</text:span></text:p>
            <text:p text:style-name="P27"><text:span text:style-name="T50"/></text:p>
            <text:p text:style-name="P27"><text:span text:style-name="T50">Con una </text:span>interfaz web <text:span text:style-name="T50">diseñada con la </text:span>simpleza y la accesibilidad<text:span text:style-name="T50"> en mente, permitirá que todos los usuarios puedan participar en el proceso de gestión de su comunidad </text:span><text:span text:style-name="T58">desde cualquier dispositivo y cualquier lugar, simplemente con un navegador y conexión a la red.</text:span></text:p>
            <text:p text:style-name="P27"><text:span text:style-name="T58"/></text:p>
            <text:p text:style-name="P28">Nuestra meta <text:span text:style-name="T50">es llegar al mayor número de usuarios posible ofreciendo un servicio </text:span><text:span text:style-name="T59">a la comundad</text:span><text:span text:style-name="T50"> de calidad, por ello, la aplicación se ofrece de forma </text:span>gratuita, <text:span text:style-name="T50">ya que la finalidad, en última instacia, no es un beneficio económico, si no </text:span>añadir valor a la marca de empresa <text:span text:style-name="T50">(en este caso el programador), realizando un</text:span> proyecto complejo <text:span text:style-name="T60">que ayude a la gente en la gestión de su comunidad y </text:span><text:span text:style-name="T50">que sirva como presentación ante posibles clientes o empleadores. </text:span></text:p>
            <text:p text:style-name="P25"><text:span text:style-name="T50"/></text:p>
            <text:p text:style-name="P25"><text:span text:style-name="T50"/></text:p>
          </table:table-cell>
        </table:table-row>
        <text:soft-page-break/>
        <table:table-row>
          <table:table-cell table:style-name="Tabla1.A8" table:number-columns-spanned="2" office:value-type="string">
            <text:p text:style-name="P11"><text:span text:style-name="T64">OBJETIVO</text:span><text:span text:style-name="T65">S</text:span></text:p>
          </table:table-cell>
          <table:covered-table-cell/>
        </table:table-row>
        <table:table-row table:style-name="Tabla1.9">
          <table:table-cell table:style-name="Tabla1.A9" table:number-columns-spanned="2" office:value-type="string">
            <text:p text:style-name="P7">Objetivos Generales</text:p>
          </table:table-cell>
          <table:covered-table-cell/>
        </table:table-row>
        <table:table-row table:style-name="Tabla1.10">
          <table:table-cell table:style-name="Tabla1.A10" table:number-columns-spanned="2" office:value-type="string">
            <text:p text:style-name="P10"><text:span text:style-name="Default_20_Paragraph_20_Font"><text:span text:style-name="T28">La finalidad de nuestro proyecto, como hemos comentado, es la ofrecer un </text:span></text:span><text:span text:style-name="Default_20_Paragraph_20_Font"><text:span text:style-name="T29">servicio de gestión de comunidades</text:span></text:span><text:span text:style-name="Default_20_Paragraph_20_Font"><text:span text:style-name="T32"> a todas las comunidades de vecinos, sin dejar a nadie fuera, que permita la realización de las principales tareas de gestión y la inclusión del mayor número de usuarios posibles. Así, podemos decir que los </text:span></text:span><text:span text:style-name="Default_20_Paragraph_20_Font"><text:span text:style-name="T29">objetivos generales </text:span></text:span><text:span text:style-name="Default_20_Paragraph_20_Font"><text:span text:style-name="T32">de </text:span></text:span><text:span text:style-name="Default_20_Paragraph_20_Font"><text:span text:style-name="T29">ServiciosVecinales</text:span></text:span><text:span text:style-name="Default_20_Paragraph_20_Font"><text:span text:style-name="T32"> s</text:span></text:span><text:span text:style-name="Default_20_Paragraph_20_Font"><text:span text:style-name="T33">o</text:span></text:span><text:span text:style-name="Default_20_Paragraph_20_Font"><text:span text:style-name="T32">n los siguientes:</text:span></text:span></text:p>
            <text:p text:style-name="P10"><text:span text:style-name="Default_20_Paragraph_20_Font"><text:span text:style-name="T32"/></text:span></text:p>
            <text:list xml:id="list378276804" text:style-name="L2">
              <text:list-item>
                <text:p text:style-name="P53"><text:span text:style-name="Default_20_Paragraph_20_Font"><text:span text:style-name="T31">Permitir </text:span></text:span><text:span text:style-name="Default_20_Paragraph_20_Font"><text:span text:style-name="T35">el alta, baja, consulta y modificación de </text:span></text:span><text:span text:style-name="Default_20_Paragraph_20_Font"><text:span text:style-name="T31">comunidades</text:span></text:span><text:span text:style-name="Default_20_Paragraph_20_Font"><text:span text:style-name="T35">.</text:span></text:span></text:p>
              </text:list-item>
            </text:list>
            <text:list text:style-name="L3">
              <text:list-item>
                <text:p text:style-name="P43"><text:span text:style-name="Default_20_Paragraph_20_Font"><text:span text:style-name="T29">Permitir </text:span></text:span><text:span text:style-name="Default_20_Paragraph_20_Font"><text:span text:style-name="T32">el alta, baja, consulta y modificación de </text:span></text:span><text:span text:style-name="Default_20_Paragraph_20_Font"><text:span text:style-name="T29">usuarios</text:span></text:span><text:span text:style-name="Default_20_Paragraph_20_Font"><text:span text:style-name="T32"> con diferentes roles </text:span></text:span><text:span text:style-name="Default_20_Paragraph_20_Font"><text:span text:style-name="T35">dentro una comunidad</text:span></text:span><text:span text:style-name="Default_20_Paragraph_20_Font"><text:span text:style-name="T32">.</text:span></text:span></text:p>
              </text:list-item>
              <text:list-item>
                <text:p text:style-name="P43"><text:span text:style-name="Default_20_Paragraph_20_Font"><text:span text:style-name="T29">Añadir documentos </text:span></text:span><text:span text:style-name="Default_20_Paragraph_20_Font"><text:span text:style-name="T32">de gestión que puedan ser consultados por todos los usuarios.</text:span></text:span></text:p>
              </text:list-item>
              <text:list-item>
                <text:p text:style-name="P42"><text:span text:style-name="Default_20_Paragraph_20_Font"><text:span text:style-name="T29">Facilitar </text:span></text:span><text:span text:style-name="Default_20_Paragraph_20_Font"><text:span text:style-name="T32">la </text:span></text:span><text:span text:style-name="Default_20_Paragraph_20_Font"><text:span text:style-name="T29">reserva de espacios comunes</text:span></text:span><text:span text:style-name="Default_20_Paragraph_20_Font"><text:span text:style-name="T32">.</text:span></text:span></text:p>
              </text:list-item>
              <text:list-item>
                <text:p text:style-name="P42"><text:span text:style-name="Default_20_Paragraph_20_Font"><text:span text:style-name="T29">Ayudar </text:span></text:span><text:span text:style-name="Default_20_Paragraph_20_Font"><text:span text:style-name="T32">a la </text:span></text:span><text:span text:style-name="Default_20_Paragraph_20_Font"><text:span text:style-name="T29">creación y gestión </text:span></text:span><text:span text:style-name="Default_20_Paragraph_20_Font"><text:span text:style-name="T32">de incidencias.</text:span></text:span></text:p>
              </text:list-item>
              <text:list-item>
                <text:p text:style-name="P42"><text:span text:style-name="Default_20_Paragraph_20_Font"><text:span text:style-name="T29">Automatizar </text:span></text:span><text:span text:style-name="Default_20_Paragraph_20_Font"><text:span text:style-name="T32">la </text:span></text:span><text:span text:style-name="Default_20_Paragraph_20_Font"><text:span text:style-name="T29">gestión financiera </text:span></text:span><text:span text:style-name="Default_20_Paragraph_20_Font"><text:span text:style-name="T32">de la comunidad y el acceso a las cuentas de forma transparente.</text:span></text:span></text:p>
              </text:list-item>
              <text:list-item>
                <text:p text:style-name="P42"><text:span text:style-name="Default_20_Paragraph_20_Font"><text:span text:style-name="T29">Facilitar el acceso </text:span></text:span><text:span text:style-name="Default_20_Paragraph_20_Font"><text:span text:style-name="T32">a todos los vecinos a la aplicación.</text:span></text:span></text:p>
              </text:list-item>
              <text:list-item>
                <text:p text:style-name="P42"><text:span text:style-name="Default_20_Paragraph_20_Font"><text:span text:style-name="T29">Ofrecer </text:span></text:span><text:span text:style-name="Default_20_Paragraph_20_Font"><text:span text:style-name="T32">una interfaz </text:span></text:span><text:span text:style-name="Default_20_Paragraph_20_Font"><text:span text:style-name="T29">simple y accesible.</text:span></text:span></text:p>
              </text:list-item>
              <text:list-item>
                <text:p text:style-name="P42"><text:span text:style-name="Default_20_Paragraph_20_Font"><text:span text:style-name="T29">Llegar </text:span></text:span><text:span text:style-name="Default_20_Paragraph_20_Font"><text:span text:style-name="T32">a la </text:span></text:span><text:span text:style-name="Default_20_Paragraph_20_Font"><text:span text:style-name="T29">mayor cantidad de usuarios posibles.</text:span></text:span></text:p>
              </text:list-item>
            </text:list>
            <text:p text:style-name="P10"><text:span text:style-name="Default_20_Paragraph_20_Font"><text:span text:style-name="T29"/></text:span></text:p>
            <text:p text:style-name="P45"><text:span text:style-name="Default_20_Paragraph_20_Font"><text:span text:style-name="T34">Una vez visto los objetivos principales del proyecto, debemos especificar cuales van a ser los principales </text:span></text:span><text:span text:style-name="Default_20_Paragraph_20_Font"><text:span text:style-name="T30">criterios de éxito. </text:span></text:span><text:span text:style-name="Default_20_Paragraph_20_Font"><text:span text:style-name="T34">Teniendo en cuenta que uno de los objetivos principales es llegar al mayor número de usuarios, así como ofrecer una experiencia accesible, los criterios de éxito son:</text:span></text:span></text:p>
            <text:p text:style-name="P45"><text:span text:style-name="Default_20_Paragraph_20_Font"><text:span text:style-name="T34"/></text:span></text:p>
            <text:list text:style-name="L4">
              <text:list-item>
                <text:p text:style-name="P46"><text:span text:style-name="Default_20_Paragraph_20_Font"><text:span text:style-name="T30">Número de Comunidades: </text:span></text:span><text:span text:style-name="Default_20_Paragraph_20_Font"><text:span text:style-name="T34">número de comunidades de vecinos donde se usa nuestra aplicación. Este será un buén indicativo del éxito de la aplicación y es facilmente medible.</text:span></text:span></text:p>
              </text:list-item>
              <text:list-item>
                <text:p text:style-name="P46"><text:span text:style-name="Default_20_Paragraph_20_Font"><text:span text:style-name="T30">Número de Usuarios Globales: </text:span></text:span><text:span text:style-name="Default_20_Paragraph_20_Font"><text:span text:style-name="T34">número de usuarios total que usan nuestra aplicación. </text:span></text:span></text:p>
              </text:list-item>
              <text:list-item>
                <text:p text:style-name="P46"><text:span text:style-name="Default_20_Paragraph_20_Font"><text:span text:style-name="T30">Porcentaje de Usuarios: </text:span></text:span><text:span text:style-name="Default_20_Paragraph_20_Font"><text:span text:style-name="T34"><text:s/>porcentaje de usuarios que usan nuestra aplicación dentro de una comunidad, respecto al total de vecinos. Este porcentaje nos orientará si se estan consiguiendo los objetivos de simpleza y accesibilidad de la aplicación.</text:span></text:span></text:p>
              </text:list-item>
            </text:list>
            <text:p text:style-name="P45"><text:span text:style-name="Default_20_Paragraph_20_Font"><text:span text:style-name="T34"/></text:span></text:p>
            <text:p text:style-name="P45"><text:span text:style-name="Default_20_Paragraph_20_Font"><text:span text:style-name="T34">Habrá además que poner especial atención al </text:span></text:span><text:span text:style-name="Default_20_Paragraph_20_Font"><text:span text:style-name="T30">feedback </text:span></text:span><text:span text:style-name="Default_20_Paragraph_20_Font"><text:span text:style-name="T34">que proporcionen los usuarios sobre que funcionalidades echan en falta y como se podrían mejorar algunos aspectos de la aplicación, para lo que se deberá habilitar algún canal en la web para que éstos puedan dejar su opinion de forma sencilla.</text:span></text:span></text:p>
            <text:p text:style-name="P45"><text:span text:style-name="Default_20_Paragraph_20_Font"><text:span text:style-name="T34"/></text:span></text:p>
            <text:p text:style-name="P45"><text:span text:style-name="Default_20_Paragraph_20_Font"><text:span text:style-name="T34">Nuestra aplicación esta pensada para ser usada en </text:span></text:span><text:span text:style-name="Default_20_Paragraph_20_Font"><text:span text:style-name="T30">comunidades de vecinos</text:span></text:span><text:span text:style-name="Default_20_Paragraph_20_Font"><text:span text:style-name="T34">, siendo nuestro público objetivo todos los integrantes de estas comunidades, como vecinos y administradores de fincas.</text:span></text:span></text:p>
            <text:p text:style-name="P10"><text:span text:style-name="Default_20_Paragraph_20_Font"><text:span text:style-name="T32"/></text:span></text:p>
          </table:table-cell>
          <table:covered-table-cell/>
        </table:table-row>
        <table:table-row table:style-name="Tabla1.11">
          <table:table-cell table:style-name="Tabla1.A11" table:number-columns-spanned="2" office:value-type="string">
            <text:p text:style-name="P32"><text:span text:style-name="Default_20_Paragraph_20_Font"><text:span text:style-name="T42">Objetivos Específicos</text:span></text:span></text:p>
          </table:table-cell>
          <table:covered-table-cell/>
        </table:table-row>
        <table:table-row table:style-name="Tabla1.10">
          <table:table-cell table:style-name="Tabla1.A12" table:number-columns-spanned="2" office:value-type="string">
            <text:p text:style-name="P56"><text:span text:style-name="Default_20_Paragraph_20_Font"><text:span text:style-name="T5">Una vez vistos los objetivos generales vamos a ver como se desglosan éstos en los </text:span></text:span><text:span text:style-name="Default_20_Paragraph_20_Font"><text:span text:style-name="T8">objetivos especificos, </text:span></text:span><text:span text:style-name="Default_20_Paragraph_20_Font"><text:span text:style-name="T14">además de agregar algunos nuevos no descritos, como vemos a continuación</text:span></text:span><text:span text:style-name="Default_20_Paragraph_20_Font"><text:span text:style-name="T5">:</text:span></text:span></text:p>
            <text:p text:style-name="P56"><text:span text:style-name="Default_20_Paragraph_20_Font"><text:span text:style-name="T15"/></text:span></text:p>
            <text:list text:continue-list="list378276804" text:style-name="L2">
              <text:list-item>
                <text:p text:style-name="P54"><text:span text:style-name="Default_20_Paragraph_20_Font"><text:span text:style-name="T31">Permitir </text:span></text:span><text:span text:style-name="Default_20_Paragraph_20_Font"><text:span text:style-name="T35">el alta, baja, consulta y modificación de </text:span></text:span><text:span text:style-name="Default_20_Paragraph_20_Font"><text:span text:style-name="T31">comunidades</text:span></text:span><text:span text:style-name="Default_20_Paragraph_20_Font"><text:span text:style-name="T35">:</text:span></text:span></text:p>
                <text:list>
                  <text:list-item>
                    <text:p text:style-name="P55"><text:span text:style-name="Default_20_Paragraph_20_Font"><text:span text:style-name="T36">Se creará un sistema de registro de comunidades mediante un formulario.</text:span></text:span></text:p>
                  </text:list-item>
                  <text:list-item>
                    <text:p text:style-name="P55"><text:span text:style-name="Default_20_Paragraph_20_Font"><text:span text:style-name="T36">Se añadirán opciones en la página principal de la comunidad para su modificación o baja.</text:span></text:span></text:p>
                  </text:list-item>
                </text:list>
              </text:list-item>
            </text:list>
            <text:list text:style-name="L5">
              <text:list-item>
                <text:p text:style-name="P47"><text:span text:style-name="Default_20_Paragraph_20_Font"><text:span text:style-name="T29">Permitir </text:span></text:span><text:span text:style-name="Default_20_Paragraph_20_Font"><text:span text:style-name="T32">el alta, baja, consulta y modificación de </text:span></text:span><text:span text:style-name="Default_20_Paragraph_20_Font"><text:span text:style-name="T29">usuarios</text:span></text:span><text:span text:style-name="Default_20_Paragraph_20_Font"><text:span text:style-name="T32"> con diferentes roles:</text:span></text:span></text:p>
                <text:list>
                  <text:list-item>
                    <text:p text:style-name="P50"><text:span text:style-name="Default_20_Paragraph_20_Font"><text:span text:style-name="T36">Se creará un sistema de registro de usuarios mediante un formulario.</text:span></text:span></text:p>
                  </text:list-item>
                  <text:list-item>
                    <text:p text:style-name="P50"><text:span text:style-name="Default_20_Paragraph_20_Font"><text:span text:style-name="T36">Se añadirán opciones para modificar la información o dar de baja un usuario desde su perfil.</text:span></text:span></text:p>
                  </text:list-item>
                  <text:list-item>
                    <text:p text:style-name="P50"><text:span text:style-name="Default_20_Paragraph_20_Font"><text:span text:style-name="T36">Se implementará un sistema de roles </text:span></text:span><text:span text:style-name="Default_20_Paragraph_20_Font"><text:span text:style-name="T37">que permita dar más o menos permisos a los usuarios.</text:span></text:span></text:p>
                  </text:list-item>
                </text:list>
              </text:list-item>
              <text:list-item>
                <text:p text:style-name="P48"><text:soft-page-break/><text:span text:style-name="Default_20_Paragraph_20_Font"><text:span text:style-name="T29">Añadir documentos </text:span></text:span><text:span text:style-name="Default_20_Paragraph_20_Font"><text:span text:style-name="T32">de gestión que puedan ser consultados por todos los usuarios:</text:span></text:span></text:p>
                <text:list>
                  <text:list-item>
                    <text:p text:style-name="P50"><text:span text:style-name="Default_20_Paragraph_20_Font"><text:span text:style-name="T36">Se añadirá una carpeta en la comunidad donde se almacenan todos los documentos</text:span></text:span></text:p>
                  </text:list-item>
                  <text:list-item>
                    <text:p text:style-name="P50"><text:span text:style-name="Default_20_Paragraph_20_Font"><text:span text:style-name="T36">La carpeta deberá ser accesible para consultar por todos los usuarios y los administrador podrán añadir o eliminar documentos.</text:span></text:span></text:p>
                  </text:list-item>
                </text:list>
              </text:list-item>
              <text:list-item>
                <text:p text:style-name="P49"><text:span text:style-name="Default_20_Paragraph_20_Font"><text:span text:style-name="T29">Facilitar </text:span></text:span><text:span text:style-name="Default_20_Paragraph_20_Font"><text:span text:style-name="T32">la </text:span></text:span><text:span text:style-name="Default_20_Paragraph_20_Font"><text:span text:style-name="T29">reserva de espacios comunes</text:span></text:span><text:span text:style-name="Default_20_Paragraph_20_Font"><text:span text:style-name="T32">:</text:span></text:span></text:p>
                <text:list>
                  <text:list-item>
                    <text:p text:style-name="P50"><text:span text:style-name="Default_20_Paragraph_20_Font"><text:span text:style-name="T36">Se añadirá un formulario para agregar espacios comunes a una comunidad.</text:span></text:span></text:p>
                  </text:list-item>
                  <text:list-item>
                    <text:p text:style-name="P50"><text:span text:style-name="Default_20_Paragraph_20_Font"><text:span text:style-name="T36">Se añadirá opciones en la página del espacio común para reservarlo por parte de un usuario.</text:span></text:span></text:p>
                  </text:list-item>
                </text:list>
              </text:list-item>
              <text:list-item>
                <text:p text:style-name="P49"><text:span text:style-name="Default_20_Paragraph_20_Font"><text:span text:style-name="T29">Ayudar </text:span></text:span><text:span text:style-name="Default_20_Paragraph_20_Font"><text:span text:style-name="T32">a la </text:span></text:span><text:span text:style-name="Default_20_Paragraph_20_Font"><text:span text:style-name="T29">creación y gestión </text:span></text:span><text:span text:style-name="Default_20_Paragraph_20_Font"><text:span text:style-name="T32">de incidencias: </text:span></text:span></text:p>
                <text:list>
                  <text:list-item>
                    <text:p text:style-name="P50"><text:span text:style-name="Default_20_Paragraph_20_Font"><text:span text:style-name="T36">Se creará una lista de incidencias indicando su estado y descripción.</text:span></text:span></text:p>
                  </text:list-item>
                  <text:list-item>
                    <text:p text:style-name="P50"><text:span text:style-name="Default_20_Paragraph_20_Font"><text:span text:style-name="T36">Se añadirán opciones a la página de vista de comunidad para que los usuarios puedan añadir incidencias.</text:span></text:span></text:p>
                  </text:list-item>
                </text:list>
              </text:list-item>
              <text:list-item>
                <text:p text:style-name="P50"><text:span text:style-name="Default_20_Paragraph_20_Font"><text:span text:style-name="T29">Automatizar </text:span></text:span><text:span text:style-name="Default_20_Paragraph_20_Font"><text:span text:style-name="T32">la </text:span></text:span><text:span text:style-name="Default_20_Paragraph_20_Font"><text:span text:style-name="T29">gestión financiera </text:span></text:span><text:span text:style-name="Default_20_Paragraph_20_Font"><text:span text:style-name="T32">de la comunidad y el acceso a las cuentas de forma transparente:</text:span></text:span></text:p>
                <text:list>
                  <text:list-item>
                    <text:p text:style-name="P50"><text:span text:style-name="Default_20_Paragraph_20_Font"><text:span text:style-name="T36">Se creará una página asociada a cada comunidad que muestra las cuentas es ésta.</text:span></text:span></text:p>
                  </text:list-item>
                  <text:list-item>
                    <text:p text:style-name="P50"><text:span text:style-name="Default_20_Paragraph_20_Font"><text:span text:style-name="T36">Se podrán añadir facturas o impagos por parte de los administradores.</text:span></text:span></text:p>
                  </text:list-item>
                  <text:list-item>
                    <text:p text:style-name="P50"><text:span text:style-name="Default_20_Paragraph_20_Font"><text:span text:style-name="T36">Será accesible para todos los usuarios.</text:span></text:span></text:p>
                  </text:list-item>
                </text:list>
              </text:list-item>
              <text:list-item>
                <text:p text:style-name="P50"><text:span text:style-name="Default_20_Paragraph_20_Font"><text:span text:style-name="T29">Facilitar el acceso </text:span></text:span><text:span text:style-name="Default_20_Paragraph_20_Font"><text:span text:style-name="T32">a todos los vecinos a la aplicación:</text:span></text:span></text:p>
                <text:list>
                  <text:list-item>
                    <text:p text:style-name="P51"><text:span text:style-name="Default_20_Paragraph_20_Font"><text:span text:style-name="T38">Se </text:span></text:span><text:span text:style-name="Default_20_Paragraph_20_Font"><text:span text:style-name="T39">aplicarán</text:span></text:span><text:span text:style-name="Default_20_Paragraph_20_Font"><text:span text:style-name="T38"> todos los principios de accesibilidad aplicando las guias WCAG 2.0 y WAI-ARIA.</text:span></text:span></text:p>
                  </text:list-item>
                  <text:list-item>
                    <text:p text:style-name="P51"><text:span text:style-name="Default_20_Paragraph_20_Font"><text:span text:style-name="T38">Se emplearán herramientas de análisis para asegurar que la accesibilidad cumple los requisitos.</text:span></text:span></text:p>
                  </text:list-item>
                </text:list>
              </text:list-item>
              <text:list-item>
                <text:p text:style-name="P52"><text:span text:style-name="Default_20_Paragraph_20_Font"><text:span text:style-name="T29">Ofrecer </text:span></text:span><text:span text:style-name="Default_20_Paragraph_20_Font"><text:span text:style-name="T32">una interfaz </text:span></text:span><text:span text:style-name="Default_20_Paragraph_20_Font"><text:span text:style-name="T29">simple y accesible:</text:span></text:span></text:p>
                <text:list>
                  <text:list-item>
                    <text:p text:style-name="P52"><text:span text:style-name="Default_20_Paragraph_20_Font"><text:span text:style-name="T39">Se aplicarán los principios básicos UX para crear una interfaz simple y eficiente.</text:span></text:span></text:p>
                  </text:list-item>
                </text:list>
              </text:list-item>
              <text:list-item>
                <text:p text:style-name="P52"><text:span text:style-name="Default_20_Paragraph_20_Font"><text:span text:style-name="T29">Llegar </text:span></text:span><text:span text:style-name="Default_20_Paragraph_20_Font"><text:span text:style-name="T32">a la </text:span></text:span><text:span text:style-name="Default_20_Paragraph_20_Font"><text:span text:style-name="T29">mayor cantidad de usuarios posibles:</text:span></text:span></text:p>
                <text:list>
                  <text:list-item>
                    <text:p text:style-name="P52"><text:span text:style-name="Default_20_Paragraph_20_Font"><text:span text:style-name="T39">La aplicación se ofrecerá en la plataforma web para que pueda ser accesible desde cualquier dispositivo que tenga una conexión a la red y un navegador.</text:span></text:span></text:p>
                  </text:list-item>
                  <text:list-item>
                    <text:p text:style-name="P57"><text:span text:style-name="Default_20_Paragraph_20_Font"><text:span text:style-name="T16">La aplicación se ofrecerá de forma gratuita. </text:span></text:span></text:p>
                  </text:list-item>
                </text:list>
              </text:list-item>
              <text:list-item>
                <text:p text:style-name="P57"><text:span text:style-name="Default_20_Paragraph_20_Font"><text:span text:style-name="T9">Asegurar la calidad </text:span></text:span><text:span text:style-name="Default_20_Paragraph_20_Font"><text:span text:style-name="T16">de la aplicación:</text:span></text:span></text:p>
                <text:list>
                  <text:list-item>
                    <text:p text:style-name="P57"><text:span text:style-name="Default_20_Paragraph_20_Font"><text:span text:style-name="T16">Se imlementará una politica estricta de testeo.</text:span></text:span></text:p>
                  </text:list-item>
                  <text:list-item>
                    <text:p text:style-name="P57"><text:span text:style-name="Default_20_Paragraph_20_Font"><text:span text:style-name="T16">Se utilizarán herramientas de análisis de código estático para asegurar la adesión a los estándares y buenas prácticas.</text:span></text:span></text:p>
                  </text:list-item>
                </text:list>
              </text:list-item>
            </text:list>
            <text:p text:style-name="P58"><text:span text:style-name="Default_20_Paragraph_20_Font"><text:span text:style-name="T16"/></text:span></text:p>
            <text:p text:style-name="P58"><text:span text:style-name="Default_20_Paragraph_20_Font"><text:span text:style-name="T16">Estós son los objetivos específicos en los que se divide cada objetivo general. En el documento técnico sobre el projecto se detallará el como se van ha llevar a cabo la consecución de estos objetivos entrando ya en aspectos más técnicos.</text:span></text:span></text:p>
            <text:p text:style-name="P35"/>
            <text:p text:style-name="P15"/>
          </table:table-cell>
          <table:covered-table-cell/>
        </table:table-row>
        <table:table-row table:style-name="Tabla1.13">
          <table:table-cell table:style-name="Tabla1.A13" table:number-columns-spanned="2" office:value-type="string">
            <text:p text:style-name="P1"><text:span text:style-name="T43">RECURSOS Y TECNOLOGÍAS A UTILIZAR</text:span></text:p>
          </table:table-cell>
          <table:covered-table-cell/>
        </table:table-row>
        <table:table-row table:style-name="Tabla1.10">
          <table:table-cell table:style-name="Tabla1.A14" table:number-columns-spanned="2" office:value-type="string">
            <text:p text:style-name="P59"><text:span text:style-name="Default_20_Paragraph_20_Font"><text:span text:style-name="T4"/></text:span></text:p>
            <text:p text:style-name="P60"><text:span text:style-name="Default_20_Paragraph_20_Font"><text:span text:style-name="T6">En este apartado de van a detallar los recursos y tecnologías necesarios para la realización del proyecto, explicando un poco la función que cumplen dentro de éste. Los </text:span></text:span><text:span text:style-name="Default_20_Paragraph_20_Font"><text:span text:style-name="T10">recursos y tecnologías</text:span></text:span><text:span text:style-name="Default_20_Paragraph_20_Font"><text:span text:style-name="T6"> que se van a emplear son las siguientes:</text:span></text:span></text:p>
            <text:p text:style-name="P60"><text:span text:style-name="Default_20_Paragraph_20_Font"><text:span text:style-name="T6"/></text:span></text:p>
            <text:list text:style-name="L6">
              <text:list-item>
                <text:p text:style-name="P61"><text:span text:style-name="Default_20_Paragraph_20_Font"><text:span text:style-name="T10">Personal: </text:span></text:span><text:span text:style-name="Default_20_Paragraph_20_Font"><text:span text:style-name="T17">para el proyecto solo se va a requerir un programador, en este caso el alumno, que será el encargado de asumir todas las funciones relacionadas con él.</text:span></text:span></text:p>
              </text:list-item>
              <text:list-item>
                <text:p text:style-name="P61"><text:span text:style-name="Default_20_Paragraph_20_Font"><text:span text:style-name="T10">Tecnologías: </text:span></text:span><text:span text:style-name="Default_20_Paragraph_20_Font"><text:span text:style-name="T17">están son las tecnologías que se van a emplear en el proyecto, incluyendo los lenguajes, tecnologías para frontend y backend, así como otras tecnologías de gestión y calidad.</text:span></text:span></text:p>
                <text:list>
                  <text:list-item>
                    <text:p text:style-name="P61"><text:span text:style-name="Default_20_Paragraph_20_Font"><text:span text:style-name="T10">Lenguaje</text:span></text:span><text:span text:style-name="Default_20_Paragraph_20_Font"><text:span text:style-name="T12">s</text:span></text:span><text:span text:style-name="Default_20_Paragraph_20_Font"><text:span text:style-name="T10">: </text:span></text:span></text:p>
                    <text:list>
                      <text:list-item>
                        <text:p text:style-name="P64"><text:span text:style-name="Default_20_Paragraph_20_Font"><text:span text:style-name="T12">HTML5: </text:span></text:span><text:span text:style-name="Default_20_Paragraph_20_Font"><text:span text:style-name="T22">lenguaje de marcado básico para el maquetado de la web.</text:span></text:span></text:p>
                      </text:list-item>
                      <text:list-item>
                        <text:p text:style-name="P64"><text:span text:style-name="Default_20_Paragraph_20_Font"><text:span text:style-name="T12">CSS: </text:span></text:span><text:span text:style-name="Default_20_Paragraph_20_Font"><text:span text:style-name="T22">lenguaje de hojas de estilo para HTML.</text:span></text:span></text:p>
                      </text:list-item>
                      <text:list-item>
                        <text:p text:style-name="P61"><text:soft-page-break/><text:span text:style-name="Default_20_Paragraph_20_Font"><text:span text:style-name="T10">Typescript:</text:span></text:span><text:span text:style-name="Default_20_Paragraph_20_Font"><text:span text:style-name="T17"> lenguaje que es un superset y añade tipado a Javascript, lo que facilitará las labores de programación y mantenimiento. (en caso de que no se pueda utilizar, se utilizará Javascript)</text:span></text:span></text:p>
                      </text:list-item>
                    </text:list>
                  </text:list-item>
                  <text:list-item>
                    <text:p text:style-name="P61"><text:span text:style-name="Default_20_Paragraph_20_Font"><text:span text:style-name="T10">FrontEnd: </text:span></text:span></text:p>
                    <text:list>
                      <text:list-item>
                        <text:p text:style-name="P61"><text:span text:style-name="Default_20_Paragraph_20_Font"><text:span text:style-name="T10">React:</text:span></text:span><text:span text:style-name="Default_20_Paragraph_20_Font"><text:span text:style-name="T17"> </text:span></text:span><text:span text:style-name="Default_20_Paragraph_20_Font"><text:span text:style-name="T18">libreria</text:span></text:span><text:span text:style-name="Default_20_Paragraph_20_Font"><text:span text:style-name="T17"> de JS/TS <text:s/></text:span></text:span><text:span text:style-name="Default_20_Paragraph_20_Font"><text:span text:style-name="T18">que permite el desarrollo </text:span></text:span><text:span text:style-name="Default_20_Paragraph_20_Font"><text:span text:style-name="T17">basado en componentes.</text:span></text:span></text:p>
                      </text:list-item>
                      <text:list-item>
                        <text:p text:style-name="P61"><text:span text:style-name="Default_20_Paragraph_20_Font"><text:span text:style-name="T10">Redux: </text:span></text:span><text:span text:style-name="Default_20_Paragraph_20_Font"><text:span text:style-name="T18">librería de React para el manejo del estado de la aplicación</text:span></text:span><text:span text:style-name="Default_20_Paragraph_20_Font"><text:span text:style-name="T17">.</text:span></text:span></text:p>
                      </text:list-item>
                      <text:list-item>
                        <text:p text:style-name="P64"><text:span text:style-name="Default_20_Paragraph_20_Font"><text:span text:style-name="T12">SASS: </text:span></text:span><text:span text:style-name="Default_20_Paragraph_20_Font"><text:span text:style-name="T22">preprocesador de CSS que añade varias funcionalidades al lenguaje de estilo.</text:span></text:span></text:p>
                      </text:list-item>
                    </text:list>
                  </text:list-item>
                  <text:list-item>
                    <text:p text:style-name="P62"><text:span text:style-name="Default_20_Paragraph_20_Font"><text:span text:style-name="T10">BackEnd: </text:span></text:span></text:p>
                    <text:list>
                      <text:list-item>
                        <text:p text:style-name="P62"><text:span text:style-name="Default_20_Paragraph_20_Font"><text:span text:style-name="T10">Node: </text:span></text:span><text:span text:style-name="Default_20_Paragraph_20_Font"><text:span text:style-name="T19">entorno de ejecución que permite desarrollar aplicaciones en TS/JS en el backend.</text:span></text:span></text:p>
                      </text:list-item>
                      <text:list-item>
                        <text:p text:style-name="P62"><text:span text:style-name="Default_20_Paragraph_20_Font"><text:span text:style-name="T10">Express: </text:span></text:span><text:span text:style-name="Default_20_Paragraph_20_Font"><text:span text:style-name="T19">framework para nodo que añadire funcionalidades para el desarrollo del backend.</text:span></text:span></text:p>
                      </text:list-item>
                      <text:list-item>
                        <text:p text:style-name="P63"><text:span text:style-name="Default_20_Paragraph_20_Font"><text:span text:style-name="T11">Posgresql: </text:span></text:span><text:span text:style-name="Default_20_Paragraph_20_Font"><text:span text:style-name="T20">base de datos de código libre basada en SQL.</text:span></text:span></text:p>
                      </text:list-item>
                      <text:list-item>
                        <text:p text:style-name="P63"><text:span text:style-name="Default_20_Paragraph_20_Font"><text:span text:style-name="T11">Prisma: </text:span></text:span><text:span text:style-name="Default_20_Paragraph_20_Font"><text:span text:style-name="T20">ORM de Node para Posgre</text:span></text:span><text:span text:style-name="Default_20_Paragraph_20_Font"><text:span text:style-name="T26">sql</text:span></text:span><text:span text:style-name="Default_20_Paragraph_20_Font"><text:span text:style-name="T20">.</text:span></text:span></text:p>
                      </text:list-item>
                    </text:list>
                  </text:list-item>
                  <text:list-item>
                    <text:p text:style-name="P63"><text:span text:style-name="Default_20_Paragraph_20_Font"><text:span text:style-name="T11">Testing: </text:span></text:span></text:p>
                    <text:list>
                      <text:list-item>
                        <text:p text:style-name="P63"><text:span text:style-name="Default_20_Paragraph_20_Font"><text:span text:style-name="T11">react-testing-library: </text:span></text:span><text:span text:style-name="Default_20_Paragraph_20_Font"><text:span text:style-name="T20">librería de testeo para el frontend especilizada en react.</text:span></text:span></text:p>
                      </text:list-item>
                      <text:list-item>
                        <text:p text:style-name="P63"><text:span text:style-name="Default_20_Paragraph_20_Font"><text:span text:style-name="T11">Jest: </text:span></text:span><text:span text:style-name="Default_20_Paragraph_20_Font"><text:span text:style-name="T20">librería de testeo para JS y TS que se empleará en el backend.</text:span></text:span></text:p>
                      </text:list-item>
                      <text:list-item>
                        <text:p text:style-name="P63"><text:span text:style-name="Default_20_Paragraph_20_Font"><text:span text:style-name="T11">Superset: </text:span></text:span><text:span text:style-name="Default_20_Paragraph_20_Font"><text:span text:style-name="T20">librería para el test</text:span></text:span><text:span text:style-name="Default_20_Paragraph_20_Font"><text:span text:style-name="T21">eo</text:span></text:span><text:span text:style-name="Default_20_Paragraph_20_Font"><text:span text:style-name="T20"> de APIs HTTP </text:span></text:span><text:span text:style-name="Default_20_Paragraph_20_Font"><text:span text:style-name="T22">con JS/TS</text:span></text:span><text:span text:style-name="Default_20_Paragraph_20_Font"><text:span text:style-name="T20">.</text:span></text:span></text:p>
                      </text:list-item>
                      <text:list-item>
                        <text:p text:style-name="P63"><text:span text:style-name="Default_20_Paragraph_20_Font"><text:span text:style-name="T11">Cypress: </text:span></text:span><text:span text:style-name="Default_20_Paragraph_20_Font"><text:span text:style-name="T20">framework para </text:span></text:span><text:span text:style-name="Default_20_Paragraph_20_Font"><text:span text:style-name="T27">el </text:span></text:span><text:span text:style-name="Default_20_Paragraph_20_Font"><text:span text:style-name="T20">test</text:span></text:span><text:span text:style-name="Default_20_Paragraph_20_Font"><text:span text:style-name="T24">eo </text:span></text:span><text:span text:style-name="Default_20_Paragraph_20_Font"><text:span text:style-name="T20">e2e de aplicaciones JS/TS.</text:span></text:span></text:p>
                      </text:list-item>
                      <text:list-item>
                        <text:p text:style-name="P64"><text:span text:style-name="Default_20_Paragraph_20_Font"><text:span text:style-name="T12">Github Actions</text:span></text:span><text:span text:style-name="Default_20_Paragraph_20_Font"><text:span text:style-name="T22">: herramienta de Github para </text:span></text:span><text:span text:style-name="Default_20_Paragraph_20_Font"><text:span text:style-name="T25">establecer </text:span></text:span><text:span text:style-name="Default_20_Paragraph_20_Font"><text:span text:style-name="T22">los test de integración continua.</text:span></text:span></text:p>
                      </text:list-item>
                    </text:list>
                  </text:list-item>
                  <text:list-item>
                    <text:p text:style-name="P64"><text:span text:style-name="Default_20_Paragraph_20_Font"><text:span text:style-name="T12">Gestión del Proyecto:</text:span></text:span></text:p>
                    <text:list>
                      <text:list-item>
                        <text:p text:style-name="P64"><text:span text:style-name="Default_20_Paragraph_20_Font"><text:span text:style-name="T12">Github: </text:span></text:span><text:span text:style-name="Default_20_Paragraph_20_Font"><text:span text:style-name="T22">repositorio online basado en Git para el manejo del código.</text:span></text:span></text:p>
                      </text:list-item>
                      <text:list-item>
                        <text:p text:style-name="P64"><text:span text:style-name="Default_20_Paragraph_20_Font"><text:span text:style-name="T12">Trello: </text:span></text:span><text:span text:style-name="Default_20_Paragraph_20_Font"><text:span text:style-name="T22">herramienta tipo Kanban para llevar un control de las tareas y su estado.</text:span></text:span></text:p>
                      </text:list-item>
                    </text:list>
                  </text:list-item>
                  <text:list-item>
                    <text:p text:style-name="P65"><text:span text:style-name="Default_20_Paragraph_20_Font"><text:span text:style-name="T13">Otros:</text:span></text:span></text:p>
                    <text:list>
                      <text:list-item>
                        <text:p text:style-name="P65"><text:span text:style-name="Default_20_Paragraph_20_Font"><text:span text:style-name="T13">VSCode: </text:span></text:span><text:span text:style-name="Default_20_Paragraph_20_Font"><text:span text:style-name="T23">editor de texto que se empleará para el desarrollo.</text:span></text:span></text:p>
                      </text:list-item>
                      <text:list-item>
                        <text:p text:style-name="P65"><text:span text:style-name="Default_20_Paragraph_20_Font"><text:span text:style-name="T13">Prettier: </text:span></text:span><text:span text:style-name="Default_20_Paragraph_20_Font"><text:span text:style-name="T23">formateador de texto para estandarizar el estilo del código.</text:span></text:span></text:p>
                      </text:list-item>
                      <text:list-item>
                        <text:p text:style-name="P65"><text:span text:style-name="Default_20_Paragraph_20_Font"><text:span text:style-name="T13">Eslint: </text:span></text:span><text:span text:style-name="Default_20_Paragraph_20_Font"><text:span text:style-name="T23">analizador de codigo estático para garantizar la calidad del código.</text:span></text:span></text:p>
                      </text:list-item>
                      <text:list-item>
                        <text:p text:style-name="P65"><text:span text:style-name="Default_20_Paragraph_20_Font"><text:span text:style-name="T13">Code Climate: </text:span></text:span><text:span text:style-name="Default_20_Paragraph_20_Font"><text:span text:style-name="T23">analizador de codigo estático online para garantizar la calidad del código. </text:span></text:span></text:p>
                      </text:list-item>
                    </text:list>
                  </text:list-item>
                </text:list>
              </text:list-item>
            </text:list>
            <text:p text:style-name="P16"/>
          </table:table-cell>
          <table:covered-table-cell/>
        </table:table-row>
        <table:table-row>
          <table:table-cell table:style-name="Tabla1.A15" table:number-columns-spanned="2" office:value-type="string">
            <text:p text:style-name="P1"><text:span text:style-name="Default_20_Paragraph_20_Font"><text:span text:style-name="T44">[NO OBLIGATORIO PARA SUPERAR LA TAREA]</text:span></text:span><text:span text:style-name="Default_20_Paragraph_20_Font"><text:span text:style-name="T43"> <text:s/>ELEMENTOS ADICIONALES </text:span></text:span></text:p>
            <text:p text:style-name="P13"/>
          </table:table-cell>
          <table:covered-table-cell/>
        </table:table-row>
        <table:table-row>
          <table:table-cell table:style-name="Tabla1.A1" office:value-type="string">
            <text:p text:style-name="P6">METODOLOGÍA </text:p>
          </table:table-cell>
          <table:table-cell table:style-name="Tabla1.B16" office:value-type="string">
            <text:p text:style-name="P12">[Descripción resumida de los pasos/visión del proyecto, junto con organización de las actividades]</text:p>
            <text:p text:style-name="P12"/>
            <text:p text:style-name="P12"/>
          </table:table-cell>
        </table:table-row>
        <table:table-row>
          <table:table-cell table:style-name="Tabla1.A1" office:value-type="string">
            <text:p text:style-name="P6">EVALUACIÓN</text:p>
            <text:p text:style-name="P8"/>
          </table:table-cell>
          <table:table-cell table:style-name="Tabla1.B17" office:value-type="string">
            <text:p text:style-name="P12">[Detallar cómo medirás los logros u objetivos]</text:p>
            <text:list text:style-name="L7">
              <text:list-item>
                <text:p text:style-name="P36">[Entregables al cliente: un nuevo producto/servicio, un informe, una actualización, etc.]</text:p>
              </text:list-item>
            </text:list>
            <text:p text:style-name="P12"/>
          </table:table-cell>
        </table:table-row>
        <table:table-row>
          <table:table-cell table:style-name="Tabla1.A1" office:value-type="string">
            <text:p text:style-name="P6">FINANCIACIÓN</text:p>
          </table:table-cell>
          <table:table-cell table:style-name="Tabla1.B18" office:value-type="string">
            <text:p text:style-name="P12">[Si buscas una subvención o apoyo económico, determina cuánto necesitarás y por cuánto tiempo]</text:p>
            <text:p text:style-name="P12"/>
            <text:p text:style-name="P12"/>
          </table:table-cell>
        </table:table-row>
        <table:table-row table:style-name="Tabla1.19">
          <table:table-cell table:style-name="Tabla1.A1" office:value-type="string">
            <text:p text:style-name="P6">PRESUPUESTO/RIESGOS</text:p>
          </table:table-cell>
          <table:table-cell table:style-name="Tabla1.B19" office:value-type="string">
            <text:p text:style-name="P12">[¿El proyecto busca generar algún tipo de ingreso?] </text:p>
            <text:list text:style-name="L8">
              <text:list-item>
                <text:p text:style-name="P37">[Resume los plazos y coste total aproximados.]</text:p>
              </text:list-item>
              <text:list-item>
                <text:p text:style-name="P37">[Describir la probabilidad de aparición de riesgos, el posible impacto y planes de mitigación si aparecen]</text:p>
              </text:list-item>
            </text:list>
            <text:p text:style-name="P12"/>
            <text:p text:style-name="P12"/>
          </table:table-cell>
        </table:table-row>
        <text:soft-page-break/>
        <table:table-row table:style-name="Tabla1.19">
          <table:table-cell table:style-name="Tabla1.A1" office:value-type="string">
            <text:p text:style-name="P6">RESUMEN/CONCLUSIONES</text:p>
          </table:table-cell>
          <table:table-cell table:style-name="Tabla1.B20" office:value-type="string">
            <text:p text:style-name="P2"><text:span text:style-name="Default_20_Paragraph_20_Font"><text:span text:style-name="T40">[</text:span></text:span><text:span text:style-name="Default_20_Paragraph_20_Font"><text:span text:style-name="T41">Dar al cliente/s una breve descripción general del proyecto. El objetivo es dar un texto convincente para que queden convencidos de la idoneidad del proyecto.</text:span></text:span><text:span text:style-name="Default_20_Paragraph_20_Font"><text:span text:style-name="T40">]</text:span></text:span></text:p>
          </table:table-cell>
        </table:table-row>
      </table:table>
      <text:p text:style-name="P9"/>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fo:background-color="transparent"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gkelc"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2" style:display-name="WW_CharLFO5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3" style:display-name="WW_CharLFO5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4" style:display-name="WW_CharLFO5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5" style:display-name="WW_CharLFO5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6" style:display-name="WW_CharLFO5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7" style:display-name="WW_CharLFO5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8" style:display-name="WW_CharLFO5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9" style:display-name="WW_CharLFO5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1" style:display-name="WW_CharLFO6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2" style:display-name="WW_CharLFO6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3" style:display-name="WW_CharLFO6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4" style:display-name="WW_CharLFO6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5" style:display-name="WW_CharLFO6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6" style:display-name="WW_CharLFO6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7" style:display-name="WW_CharLFO6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8" style:display-name="WW_CharLFO6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9" style:display-name="WW_CharLFO6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1" style:display-name="WW_CharLFO7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2" style:display-name="WW_CharLFO7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3" style:display-name="WW_CharLFO7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6" style:display-name="WW_CharLFO7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7" style:display-name="WW_CharLFO7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8" style:display-name="WW_CharLFO7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9" style:display-name="WW_CharLFO7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line-height="100%" fo:text-align="center" style:writing-mode="lr-tb"/>
    </style:style>
    <style:style style:name="MP2" style:family="paragraph">
      <loext:graphic-properties draw:fill="none"/>
      <style:paragraph-properties style:writing-mode="lr-tb" style:font-independent-line-spacing="false"/>
    </style:style>
    <style:style style:name="MP3" style:family="paragraph" style:parent-style-name="Normal">
      <style:paragraph-properties fo:margin-left="-2.54cm" fo:margin-right="-2.54cm" fo:text-align="end" style:justify-single-word="false" fo:text-indent="0cm" style:auto-text-indent="false">
        <style:tab-stops/>
      </style:paragraph-properties>
    </style:style>
    <style:style style:name="MT1" style:family="text">
      <style:text-properties fo:color="#006600" loext:opacity="100%" style:font-name="Roboto" fo:font-size="20pt" fo:font-weight="bold" style:font-name-asian="Roboto" style:font-size-asian="20pt" style:font-weight-asian="bold" style:font-name-complex="Roboto" style:font-size-complex="20pt"/>
    </style:style>
    <style:style style:name="MT2" style:family="text">
      <style:text-properties fo:language="es" fo:country="ES"/>
    </style:style>
    <style:style style:name="M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3cm" fo:margin-bottom="0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2.24cm" fo:margin-left="0cm" fo:margin-right="0cm" fo:margin-bottom="0cm" style:dynamic-spacing="true"/>
      </style:header-style>
      <style:footer-style>
        <style:header-footer-properties fo:min-height="2.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custom-shape text:anchor-type="paragraph" draw:z-index="5" draw:name="Rectangle 7" draw:style-name="Mgr1" draw:text-style-name="MP2" svg:width="18.732cm" svg:height="1.355cm" svg:x="-1.482cm" svg:y="0.483cm"><text:p text:style-name="MP1"><text:span text:style-name="MT1">Solicitud de aprobación del Proyecto</text:span></text:p><draw:enhanced-geometry svg:viewBox="0 0 21600 21600" draw:type="non-primitive" draw:enhanced-path="M 0 0 L 21600 0 21600 21600 0 21600 Z N"/></draw:custom-shape><text:span text:style-name="Default_20_Paragraph_20_Font"><text:span text:style-name="MT2"/></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Manolo</meta:initial-creator>
    <meta:creation-date>2023-09-26T17:38:00Z</meta:creation-date>
    <dc:date>2024-11-12T10:44:31.200956793</dc:date>
    <meta:print-date>2023-09-08T09:47:00Z</meta:print-date>
    <meta:editing-cycles>51</meta:editing-cycles>
    <meta:editing-duration>PT3H31M14S</meta:editing-duration>
    <meta:document-statistic meta:table-count="1" meta:image-count="0" meta:object-count="0" meta:page-count="6" meta:paragraph-count="127" meta:word-count="2099" meta:character-count="13111" meta:non-whitespace-character-count="11197"/>
    <meta:template xlink:type="simple" xlink:actuate="onRequest" xlink:title="" xlink:href="Normal.dotm"/>
  </office:meta>
</office:document-meta>
</file>